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geRank" table:style-name="ta1">
        <table:table-column table:style-name="co1" table:number-columns-repeated="18" table:default-cell-style-name="Default"/>
        <table:table-row table:style-name="ro1">
          <table:table-cell office:value-type="string">
            <text:p>C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.42801">
            <text:p>38.42801</text:p>
          </table:table-cell>
          <table:table-cell office:value-type="float" office:value="115.284029">
            <text:p>115.284029</text:p>
          </table:table-cell>
          <table:table-cell office:value-type="float" office:value="230.568058">
            <text:p>230.568058</text:p>
          </table:table-cell>
          <table:table-cell office:value-type="float" office:value="384.280096">
            <text:p>384.280096</text:p>
          </table:table-cell>
          <table:table-cell office:value-type="float" office:value="576.420144">
            <text:p>576.420144</text:p>
          </table:table-cell>
          <table:table-cell office:value-type="float" office:value="653.276163">
            <text:p>653.276163</text:p>
          </table:table-cell>
          <table:table-cell office:value-type="float" office:value="730.132182">
            <text:p>730.13218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59236">
            <text:p>0.959236</text:p>
          </table:table-cell>
          <table:table-cell office:value-type="float" office:value="8.633122">
            <text:p>8.633122</text:p>
          </table:table-cell>
          <table:table-cell office:value-type="float" office:value="34.532489">
            <text:p>34.532489</text:p>
          </table:table-cell>
          <table:table-cell office:value-type="float" office:value="95.92358">
            <text:p>95.92358</text:p>
          </table:table-cell>
          <table:table-cell office:value-type="float" office:value="215.828056">
            <text:p>215.828056</text:p>
          </table:table-cell>
          <table:table-cell office:value-type="float" office:value="277.219147">
            <text:p>277.219147</text:p>
          </table:table-cell>
          <table:table-cell office:value-type="float" office:value="346.284125">
            <text:p>346.28412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959236">
            <text:p>0.959236</text:p>
          </table:table-cell>
          <table:table-cell office:value-type="float" office:value="8.633122">
            <text:p>8.633122</text:p>
          </table:table-cell>
          <table:table-cell office:value-type="float" office:value="34.532489">
            <text:p>34.532489</text:p>
          </table:table-cell>
          <table:table-cell office:value-type="float" office:value="95.92358">
            <text:p>95.9235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8083">
            <text:p>0.018083</text:p>
          </table:table-cell>
          <table:table-cell office:value-type="float" office:value="0.488234">
            <text:p>0.488234</text:p>
          </table:table-cell>
          <table:table-cell office:value-type="float" office:value="3.905873">
            <text:p>3.905873</text:p>
          </table:table-cell>
          <table:table-cell office:value-type="float" office:value="18.082743">
            <text:p>18.082743</text:p>
          </table:table-cell>
          <table:table-cell office:value-type="float" office:value="61.029258">
            <text:p>61.029258</text:p>
          </table:table-cell>
          <table:table-cell office:value-type="float" office:value="88.840517">
            <text:p>88.840517</text:p>
          </table:table-cell>
          <table:table-cell office:value-type="float" office:value="124.029536">
            <text:p>124.02953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018083">
            <text:p>0.018083</text:p>
          </table:table-cell>
          <table:table-cell office:value-type="float" office:value="0.488234">
            <text:p>0.488234</text:p>
          </table:table-cell>
          <table:table-cell office:value-type="float" office:value="3.905873">
            <text:p>3.905873</text:p>
          </table:table-cell>
          <table:table-cell office:value-type="float" office:value="18.082743">
            <text:p>18.082743</text:p>
          </table:table-cell>
          <table:table-cell office:value-type="float" office:value="61.029258">
            <text:p>61.029258</text:p>
          </table:table-cell>
          <table:table-cell office:value-type="float" office:value="88.840517">
            <text:p>88.840517</text:p>
          </table:table-cell>
          <table:table-cell office:value-type="float" office:value="124.029536">
            <text:p>124.0295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488">
            <text:p>0.000488</text:p>
          </table:table-cell>
          <table:table-cell office:value-type="float" office:value="0.039558">
            <text:p>0.039558</text:p>
          </table:table-cell>
          <table:table-cell office:value-type="float" office:value="0.632931">
            <text:p>0.632931</text:p>
          </table:table-cell>
          <table:table-cell office:value-type="float" office:value="4.883726">
            <text:p>4.883726</text:p>
          </table:table-cell>
          <table:table-cell office:value-type="float" office:value="24.723861">
            <text:p>24.723861</text:p>
          </table:table-cell>
          <table:table-cell office:value-type="float" office:value="40.789365">
            <text:p>40.789365</text:p>
          </table:table-cell>
          <table:table-cell office:value-type="float" office:value="63.645202">
            <text:p>63.64520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000488">
            <text:p>0.000488</text:p>
          </table:table-cell>
          <table:table-cell office:value-type="float" office:value="0.039558">
            <text:p>0.039558</text:p>
          </table:table-cell>
          <table:table-cell office:value-type="float" office:value="0.632931">
            <text:p>0.632931</text:p>
          </table:table-cell>
          <table:table-cell office:value-type="float" office:value="4.883726">
            <text:p>4.883726</text:p>
          </table:table-cell>
          <table:table-cell office:value-type="float" office:value="24.723861">
            <text:p>24.723861</text:p>
          </table:table-cell>
          <table:table-cell office:value-type="float" office:value="40.789365">
            <text:p>40.789365</text:p>
          </table:table-cell>
          <table:table-cell office:value-type="float" office:value="63.645202">
            <text:p>63.6452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15">
            <text:p>0.000015</text:p>
          </table:table-cell>
          <table:table-cell office:value-type="float" office:value="0.003742">
            <text:p>0.003742</text:p>
          </table:table-cell>
          <table:table-cell office:value-type="float" office:value="0.119743">
            <text:p>0.119743</text:p>
          </table:table-cell>
          <table:table-cell office:value-type="float" office:value="1.539902">
            <text:p>1.539902</text:p>
          </table:table-cell>
          <table:table-cell office:value-type="float" office:value="11.693633">
            <text:p>11.693633</text:p>
          </table:table-cell>
          <table:table-cell office:value-type="float" office:value="21.864411">
            <text:p>21.864411</text:p>
          </table:table-cell>
          <table:table-cell office:value-type="float" office:value="38.129506">
            <text:p>38.12950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000015">
            <text:p>0.000015</text:p>
          </table:table-cell>
          <table:table-cell office:value-type="float" office:value="0.003742">
            <text:p>0.003742</text:p>
          </table:table-cell>
          <table:table-cell office:value-type="float" office:value="0.119743">
            <text:p>0.119743</text:p>
          </table:table-cell>
          <table:table-cell office:value-type="float" office:value="1.539902">
            <text:p>1.539902</text:p>
          </table:table-cell>
          <table:table-cell office:value-type="float" office:value="11.693633">
            <text:p>11.693633</text:p>
          </table:table-cell>
          <table:table-cell office:value-type="float" office:value="21.864411">
            <text:p>21.864411</text:p>
          </table:table-cell>
          <table:table-cell office:value-type="float" office:value="38.129506">
            <text:p>38.129506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.000488">
            <text:p>0.000488</text:p>
          </table:table-cell>
          <table:table-cell office:value-type="float" office:value="0.031256">
            <text:p>0.031256</text:p>
          </table:table-cell>
          <table:table-cell office:value-type="float" office:value="0.66993">
            <text:p>0.66993</text:p>
          </table:table-cell>
          <table:table-cell office:value-type="float" office:value="7.630916">
            <text:p>7.630916</text:p>
          </table:table-cell>
          <table:table-cell office:value-type="float" office:value="16.17047">
            <text:p>16.17047</text:p>
          </table:table-cell>
          <table:table-cell office:value-type="float" office:value="31.517425">
            <text:p>31.517425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.000488">
            <text:p>0.000488</text:p>
          </table:table-cell>
          <table:table-cell office:value-type="float" office:value="0.031256">
            <text:p>0.031256</text:p>
          </table:table-cell>
          <table:table-cell office:value-type="float" office:value="0.66993">
            <text:p>0.66993</text:p>
          </table:table-cell>
          <table:table-cell office:value-type="float" office:value="7.630916">
            <text:p>7.630916</text:p>
          </table:table-cell>
          <table:table-cell office:value-type="float" office:value="16.17047">
            <text:p>16.17047</text:p>
          </table:table-cell>
          <table:table-cell office:value-type="float" office:value="31.517425">
            <text:p>31.517425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0.000067">
            <text:p>0.000067</text:p>
          </table:table-cell>
          <table:table-cell office:value-type="float" office:value="0.008603">
            <text:p>0.008603</text:p>
          </table:table-cell>
          <table:table-cell office:value-type="float" office:value="0.307306">
            <text:p>0.307306</text:p>
          </table:table-cell>
          <table:table-cell office:value-type="float" office:value="5.250611">
            <text:p>5.250611</text:p>
          </table:table-cell>
          <table:table-cell office:value-type="float" office:value="12.609953">
            <text:p>12.609953</text:p>
          </table:table-cell>
          <table:table-cell office:value-type="float" office:value="27.469213">
            <text:p>27.469213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0.000067">
            <text:p>0.000067</text:p>
          </table:table-cell>
          <table:table-cell office:value-type="float" office:value="0.008603">
            <text:p>0.008603</text:p>
          </table:table-cell>
          <table:table-cell office:value-type="float" office:value="0.307306">
            <text:p>0.307306</text:p>
          </table:table-cell>
          <table:table-cell office:value-type="float" office:value="5.250611">
            <text:p>5.250611</text:p>
          </table:table-cell>
          <table:table-cell office:value-type="float" office:value="12.609953">
            <text:p>12.609953</text:p>
          </table:table-cell>
          <table:table-cell office:value-type="float" office:value="27.469213">
            <text:p>27.469213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0.00001">
            <text:p>0.00001</text:p>
          </table:table-cell>
          <table:table-cell office:value-type="float" office:value="0.002457">
            <text:p>0.002457</text:p>
          </table:table-cell>
          <table:table-cell office:value-type="float" office:value="0.146257">
            <text:p>0.146257</text:p>
          </table:table-cell>
          <table:table-cell office:value-type="float" office:value="3.748409">
            <text:p>3.748409</text:p>
          </table:table-cell>
          <table:table-cell office:value-type="float" office:value="10.202539">
            <text:p>10.202539</text:p>
          </table:table-cell>
          <table:table-cell office:value-type="float" office:value="24.839662">
            <text:p>24.839662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0.00001">
            <text:p>0.00001</text:p>
          </table:table-cell>
          <table:table-cell office:value-type="float" office:value="0.002457">
            <text:p>0.002457</text:p>
          </table:table-cell>
          <table:table-cell office:value-type="float" office:value="0.146257">
            <text:p>0.146257</text:p>
          </table:table-cell>
          <table:table-cell office:value-type="float" office:value="3.748409">
            <text:p>3.748409</text:p>
          </table:table-cell>
          <table:table-cell office:value-type="float" office:value="10.202539">
            <text:p>10.202539</text:p>
          </table:table-cell>
          <table:table-cell office:value-type="float" office:value="24.839662">
            <text:p>24.83966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0.000713">
            <text:p>0.000713</text:p>
          </table:table-cell>
          <table:table-cell office:value-type="float" office:value="0.070762">
            <text:p>0.070762</text:p>
          </table:table-cell>
          <table:table-cell office:value-type="float" office:value="2.720317">
            <text:p>2.720317</text:p>
          </table:table-cell>
          <table:table-cell office:value-type="float" office:value="8.391478">
            <text:p>8.391478</text:p>
          </table:table-cell>
          <table:table-cell office:value-type="float" office:value="22.833924">
            <text:p>22.833924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0.000713">
            <text:p>0.000713</text:p>
          </table:table-cell>
          <table:table-cell office:value-type="float" office:value="0.070762">
            <text:p>0.070762</text:p>
          </table:table-cell>
          <table:table-cell office:value-type="float" office:value="2.720317">
            <text:p>2.720317</text:p>
          </table:table-cell>
          <table:table-cell office:value-type="float" office:value="8.391478">
            <text:p>8.391478</text:p>
          </table:table-cell>
          <table:table-cell office:value-type="float" office:value="22.833924">
            <text:p>22.8339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0.00021">
            <text:p>0.00021</text:p>
          </table:table-cell>
          <table:table-cell office:value-type="float" office:value="0.034667">
            <text:p>0.034667</text:p>
          </table:table-cell>
          <table:table-cell office:value-type="float" office:value="1.999072">
            <text:p>1.999072</text:p>
          </table:table-cell>
          <table:table-cell office:value-type="float" office:value="6.988839">
            <text:p>6.988839</text:p>
          </table:table-cell>
          <table:table-cell office:value-type="float" office:value="21.254545">
            <text:p>21.254545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0.00021">
            <text:p>0.00021</text:p>
          </table:table-cell>
          <table:table-cell office:value-type="float" office:value="0.034667">
            <text:p>0.034667</text:p>
          </table:table-cell>
          <table:table-cell office:value-type="float" office:value="1.999072">
            <text:p>1.999072</text:p>
          </table:table-cell>
          <table:table-cell office:value-type="float" office:value="6.988839">
            <text:p>6.988839</text:p>
          </table:table-cell>
          <table:table-cell office:value-type="float" office:value="21.254545">
            <text:p>21.2545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float" office:value="0.000061">
            <text:p>0.000061</text:p>
          </table:table-cell>
          <table:table-cell office:value-type="float" office:value="0.016946">
            <text:p>0.016946</text:p>
          </table:table-cell>
          <table:table-cell office:value-type="float" office:value="1.465781">
            <text:p>1.465781</text:p>
          </table:table-cell>
          <table:table-cell office:value-type="float" office:value="5.807689">
            <text:p>5.807689</text:p>
          </table:table-cell>
          <table:table-cell office:value-type="float" office:value="19.740348">
            <text:p>19.740348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office:value-type="float" office:value="0.000061">
            <text:p>0.000061</text:p>
          </table:table-cell>
          <table:table-cell office:value-type="float" office:value="0.016946">
            <text:p>0.016946</text:p>
          </table:table-cell>
          <table:table-cell office:value-type="float" office:value="1.465781">
            <text:p>1.465781</text:p>
          </table:table-cell>
          <table:table-cell office:value-type="float" office:value="5.807689">
            <text:p>5.807689</text:p>
          </table:table-cell>
          <table:table-cell office:value-type="float" office:value="19.740348">
            <text:p>19.7403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0.000018">
            <text:p>0.000018</text:p>
          </table:table-cell>
          <table:table-cell office:value-type="float" office:value="0.008368">
            <text:p>0.008368</text:p>
          </table:table-cell>
          <table:table-cell office:value-type="float" office:value="1.085656">
            <text:p>1.085656</text:p>
          </table:table-cell>
          <table:table-cell office:value-type="float" office:value="4.87511">
            <text:p>4.87511</text:p>
          </table:table-cell>
          <table:table-cell office:value-type="float" office:value="18.519981">
            <text:p>18.51998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float" office:value="0.000018">
            <text:p>0.000018</text:p>
          </table:table-cell>
          <table:table-cell office:value-type="float" office:value="0.008368">
            <text:p>0.008368</text:p>
          </table:table-cell>
          <table:table-cell office:value-type="float" office:value="1.085656">
            <text:p>1.085656</text:p>
          </table:table-cell>
          <table:table-cell office:value-type="float" office:value="4.87511">
            <text:p>4.87511</text:p>
          </table:table-cell>
          <table:table-cell office:value-type="float" office:value="18.519981">
            <text:p>18.51998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  <table:table-cell office:value-type="float" office:value="0.004118">
            <text:p>0.004118</text:p>
          </table:table-cell>
          <table:table-cell office:value-type="float" office:value="0.801455">
            <text:p>0.801455</text:p>
          </table:table-cell>
          <table:table-cell office:value-type="float" office:value="4.078764">
            <text:p>4.078764</text:p>
          </table:table-cell>
          <table:table-cell office:value-type="float" office:value="17.317668">
            <text:p>17.317668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/>
          <table:table-cell office:value-type="float" office:value="0.004118">
            <text:p>0.004118</text:p>
          </table:table-cell>
          <table:table-cell office:value-type="float" office:value="0.801455">
            <text:p>0.801455</text:p>
          </table:table-cell>
          <table:table-cell office:value-type="float" office:value="4.078764">
            <text:p>4.078764</text:p>
          </table:table-cell>
          <table:table-cell office:value-type="float" office:value="17.317668">
            <text:p>17.3176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  <table:table-cell office:value-type="float" office:value="0.002047">
            <text:p>0.002047</text:p>
          </table:table-cell>
          <table:table-cell office:value-type="float" office:value="0.597477">
            <text:p>0.597477</text:p>
          </table:table-cell>
          <table:table-cell office:value-type="float" office:value="3.446105">
            <text:p>3.446105</text:p>
          </table:table-cell>
          <table:table-cell office:value-type="float" office:value="16.352872">
            <text:p>16.35287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  <table:table-cell office:value-type="float" office:value="0.002047">
            <text:p>0.002047</text:p>
          </table:table-cell>
          <table:table-cell office:value-type="float" office:value="0.597477">
            <text:p>0.597477</text:p>
          </table:table-cell>
          <table:table-cell office:value-type="float" office:value="3.446105">
            <text:p>3.446105</text:p>
          </table:table-cell>
          <table:table-cell office:value-type="float" office:value="16.352872">
            <text:p>16.35287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office:value-type="float" office:value="0.001009">
            <text:p>0.001009</text:p>
          </table:table-cell>
          <table:table-cell office:value-type="float" office:value="0.441994">
            <text:p>0.441994</text:p>
          </table:table-cell>
          <table:table-cell office:value-type="float" office:value="2.889228">
            <text:p>2.889228</text:p>
          </table:table-cell>
          <table:table-cell office:value-type="float" office:value="15.323287">
            <text:p>15.323287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/>
          <table:table-cell office:value-type="float" office:value="0.001009">
            <text:p>0.001009</text:p>
          </table:table-cell>
          <table:table-cell office:value-type="float" office:value="0.441994">
            <text:p>0.441994</text:p>
          </table:table-cell>
          <table:table-cell office:value-type="float" office:value="2.889228">
            <text:p>2.889228</text:p>
          </table:table-cell>
          <table:table-cell office:value-type="float" office:value="15.323287">
            <text:p>15.32328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office:value-type="float" office:value="0.000502">
            <text:p>0.000502</text:p>
          </table:table-cell>
          <table:table-cell office:value-type="float" office:value="0.329813">
            <text:p>0.329813</text:p>
          </table:table-cell>
          <table:table-cell office:value-type="float" office:value="2.443379">
            <text:p>2.443379</text:p>
          </table:table-cell>
          <table:table-cell office:value-type="float" office:value="14.483238">
            <text:p>14.483238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0.000502">
            <text:p>0.000502</text:p>
          </table:table-cell>
          <table:table-cell office:value-type="float" office:value="0.329813">
            <text:p>0.329813</text:p>
          </table:table-cell>
          <table:table-cell office:value-type="float" office:value="2.443379">
            <text:p>2.443379</text:p>
          </table:table-cell>
          <table:table-cell office:value-type="float" office:value="14.483238">
            <text:p>14.48323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office:value-type="float" office:value="0.000248">
            <text:p>0.000248</text:p>
          </table:table-cell>
          <table:table-cell office:value-type="float" office:value="0.244121">
            <text:p>0.244121</text:p>
          </table:table-cell>
          <table:table-cell office:value-type="float" office:value="2.049681">
            <text:p>2.049681</text:p>
          </table:table-cell>
          <table:table-cell office:value-type="float" office:value="13.578938">
            <text:p>13.578938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/>
          <table:table-cell office:value-type="float" office:value="0.000248">
            <text:p>0.000248</text:p>
          </table:table-cell>
          <table:table-cell office:value-type="float" office:value="0.244121">
            <text:p>0.244121</text:p>
          </table:table-cell>
          <table:table-cell office:value-type="float" office:value="2.049681">
            <text:p>2.049681</text:p>
          </table:table-cell>
          <table:table-cell office:value-type="float" office:value="13.578938">
            <text:p>13.57893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office:value-type="float" office:value="0.000123">
            <text:p>0.000123</text:p>
          </table:table-cell>
          <table:table-cell office:value-type="float" office:value="0.182306">
            <text:p>0.182306</text:p>
          </table:table-cell>
          <table:table-cell office:value-type="float" office:value="1.73476">
            <text:p>1.73476</text:p>
          </table:table-cell>
          <table:table-cell office:value-type="float" office:value="12.844693">
            <text:p>12.844693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  <table:table-cell office:value-type="float" office:value="0.000123">
            <text:p>0.000123</text:p>
          </table:table-cell>
          <table:table-cell office:value-type="float" office:value="0.182306">
            <text:p>0.182306</text:p>
          </table:table-cell>
          <table:table-cell office:value-type="float" office:value="1.73476">
            <text:p>1.73476</text:p>
          </table:table-cell>
          <table:table-cell office:value-type="float" office:value="12.844693">
            <text:p>12.84469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float" office:value="0.000061">
            <text:p>0.000061</text:p>
          </table:table-cell>
          <table:table-cell office:value-type="float" office:value="0.135053">
            <text:p>0.135053</text:p>
          </table:table-cell>
          <table:table-cell office:value-type="float" office:value="1.45646">
            <text:p>1.45646</text:p>
          </table:table-cell>
          <table:table-cell office:value-type="float" office:value="12.052784">
            <text:p>12.052784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/>
          <table:table-cell office:value-type="float" office:value="0.000061">
            <text:p>0.000061</text:p>
          </table:table-cell>
          <table:table-cell office:value-type="float" office:value="0.135053">
            <text:p>0.135053</text:p>
          </table:table-cell>
          <table:table-cell office:value-type="float" office:value="1.45646">
            <text:p>1.45646</text:p>
          </table:table-cell>
          <table:table-cell office:value-type="float" office:value="12.052784">
            <text:p>12.0527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float" office:value="0.00003">
            <text:p>0.00003</text:p>
          </table:table-cell>
          <table:table-cell office:value-type="float" office:value="0.100965">
            <text:p>0.100965</text:p>
          </table:table-cell>
          <table:table-cell office:value-type="float" office:value="1.234027">
            <text:p>1.234027</text:p>
          </table:table-cell>
          <table:table-cell office:value-type="float" office:value="11.413487">
            <text:p>11.413487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float" office:value="0.00003">
            <text:p>0.00003</text:p>
          </table:table-cell>
          <table:table-cell office:value-type="float" office:value="0.100965">
            <text:p>0.100965</text:p>
          </table:table-cell>
          <table:table-cell office:value-type="float" office:value="1.234027">
            <text:p>1.234027</text:p>
          </table:table-cell>
          <table:table-cell office:value-type="float" office:value="11.413487">
            <text:p>11.41348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  <table:table-cell office:value-type="float" office:value="0.000015">
            <text:p>0.000015</text:p>
          </table:table-cell>
          <table:table-cell office:value-type="float" office:value="0.074866">
            <text:p>0.074866</text:p>
          </table:table-cell>
          <table:table-cell office:value-type="float" office:value="1.037034">
            <text:p>1.037034</text:p>
          </table:table-cell>
          <table:table-cell office:value-type="float" office:value="10.719912">
            <text:p>10.719912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0.000015">
            <text:p>0.000015</text:p>
          </table:table-cell>
          <table:table-cell office:value-type="float" office:value="0.074866">
            <text:p>0.074866</text:p>
          </table:table-cell>
          <table:table-cell office:value-type="float" office:value="1.037034">
            <text:p>1.037034</text:p>
          </table:table-cell>
          <table:table-cell office:value-type="float" office:value="10.719912">
            <text:p>10.71991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  <table:table-cell office:value-type="float" office:value="0.055975">
            <text:p>0.055975</text:p>
          </table:table-cell>
          <table:table-cell office:value-type="float" office:value="0.878739">
            <text:p>0.878739</text:p>
          </table:table-cell>
          <table:table-cell office:value-type="float" office:value="10.152262">
            <text:p>10.15226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4"/>
          <table:table-cell office:value-type="float" office:value="0.055975">
            <text:p>0.055975</text:p>
          </table:table-cell>
          <table:table-cell office:value-type="float" office:value="0.878739">
            <text:p>0.878739</text:p>
          </table:table-cell>
          <table:table-cell office:value-type="float" office:value="10.152262">
            <text:p>10.15226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  <table:table-cell office:value-type="float" office:value="0.041519">
            <text:p>0.041519</text:p>
          </table:table-cell>
          <table:table-cell office:value-type="float" office:value="0.738704">
            <text:p>0.738704</text:p>
          </table:table-cell>
          <table:table-cell office:value-type="float" office:value="9.538462">
            <text:p>9.53846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4"/>
          <table:table-cell office:value-type="float" office:value="0.041519">
            <text:p>0.041519</text:p>
          </table:table-cell>
          <table:table-cell office:value-type="float" office:value="0.738704">
            <text:p>0.738704</text:p>
          </table:table-cell>
          <table:table-cell office:value-type="float" office:value="9.538462">
            <text:p>9.53846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  <table:table-cell office:value-type="float" office:value="0.031045">
            <text:p>0.031045</text:p>
          </table:table-cell>
          <table:table-cell office:value-type="float" office:value="0.626002">
            <text:p>0.626002</text:p>
          </table:table-cell>
          <table:table-cell office:value-type="float" office:value="9.034162">
            <text:p>9.034162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4"/>
          <table:table-cell office:value-type="float" office:value="0.031045">
            <text:p>0.031045</text:p>
          </table:table-cell>
          <table:table-cell office:value-type="float" office:value="0.626002">
            <text:p>0.626002</text:p>
          </table:table-cell>
          <table:table-cell office:value-type="float" office:value="9.034162">
            <text:p>9.03416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  <table:table-cell office:value-type="float" office:value="0.023034">
            <text:p>0.023034</text:p>
          </table:table-cell>
          <table:table-cell office:value-type="float" office:value="0.526405">
            <text:p>0.526405</text:p>
          </table:table-cell>
          <table:table-cell office:value-type="float" office:value="8.490578">
            <text:p>8.490578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4"/>
          <table:table-cell office:value-type="float" office:value="0.023034">
            <text:p>0.023034</text:p>
          </table:table-cell>
          <table:table-cell office:value-type="float" office:value="0.526405">
            <text:p>0.526405</text:p>
          </table:table-cell>
          <table:table-cell office:value-type="float" office:value="8.490578">
            <text:p>8.49057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4"/>
          <table:table-cell office:value-type="float" office:value="0.017225">
            <text:p>0.017225</text:p>
          </table:table-cell>
          <table:table-cell office:value-type="float" office:value="0.44613">
            <text:p>0.44613</text:p>
          </table:table-cell>
          <table:table-cell office:value-type="float" office:value="8.042348">
            <text:p>8.042348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4"/>
          <table:table-cell office:value-type="float" office:value="0.017225">
            <text:p>0.017225</text:p>
          </table:table-cell>
          <table:table-cell office:value-type="float" office:value="0.44613">
            <text:p>0.44613</text:p>
          </table:table-cell>
          <table:table-cell office:value-type="float" office:value="8.042348">
            <text:p>8.04234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4"/>
          <table:table-cell office:value-type="float" office:value="0.012784">
            <text:p>0.012784</text:p>
          </table:table-cell>
          <table:table-cell office:value-type="float" office:value="0.375261">
            <text:p>0.375261</text:p>
          </table:table-cell>
          <table:table-cell office:value-type="float" office:value="7.560664">
            <text:p>7.560664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4"/>
          <table:table-cell office:value-type="float" office:value="0.012784">
            <text:p>0.012784</text:p>
          </table:table-cell>
          <table:table-cell office:value-type="float" office:value="0.375261">
            <text:p>0.375261</text:p>
          </table:table-cell>
          <table:table-cell office:value-type="float" office:value="7.560664">
            <text:p>7.56066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  <table:table-cell office:value-type="float" office:value="0.009561">
            <text:p>0.009561</text:p>
          </table:table-cell>
          <table:table-cell office:value-type="float" office:value="0.31806">
            <text:p>0.31806</text:p>
          </table:table-cell>
          <table:table-cell office:value-type="float" office:value="7.162097">
            <text:p>7.162097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4"/>
          <table:table-cell office:value-type="float" office:value="0.009561">
            <text:p>0.009561</text:p>
          </table:table-cell>
          <table:table-cell office:value-type="float" office:value="0.31806">
            <text:p>0.31806</text:p>
          </table:table-cell>
          <table:table-cell office:value-type="float" office:value="7.162097">
            <text:p>7.16209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4"/>
          <table:table-cell office:value-type="float" office:value="0.007098">
            <text:p>0.007098</text:p>
          </table:table-cell>
          <table:table-cell office:value-type="float" office:value="0.267611">
            <text:p>0.267611</text:p>
          </table:table-cell>
          <table:table-cell office:value-type="float" office:value="6.735044">
            <text:p>6.735044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4"/>
          <table:table-cell office:value-type="float" office:value="0.007098">
            <text:p>0.007098</text:p>
          </table:table-cell>
          <table:table-cell office:value-type="float" office:value="0.267611">
            <text:p>0.267611</text:p>
          </table:table-cell>
          <table:table-cell office:value-type="float" office:value="6.735044">
            <text:p>6.7350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  <table:table-cell office:value-type="float" office:value="0.005309">
            <text:p>0.005309</text:p>
          </table:table-cell>
          <table:table-cell office:value-type="float" office:value="0.226837">
            <text:p>0.226837</text:p>
          </table:table-cell>
          <table:table-cell office:value-type="float" office:value="6.380493">
            <text:p>6.380493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4"/>
          <table:table-cell office:value-type="float" office:value="0.005309">
            <text:p>0.005309</text:p>
          </table:table-cell>
          <table:table-cell office:value-type="float" office:value="0.226837">
            <text:p>0.226837</text:p>
          </table:table-cell>
          <table:table-cell office:value-type="float" office:value="6.380493">
            <text:p>6.38049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  <table:table-cell office:value-type="float" office:value="0.003942">
            <text:p>0.003942</text:p>
          </table:table-cell>
          <table:table-cell office:value-type="float" office:value="0.19091">
            <text:p>0.19091</text:p>
          </table:table-cell>
          <table:table-cell office:value-type="float" office:value="6.001695">
            <text:p>6.001695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4"/>
          <table:table-cell office:value-type="float" office:value="0.003942">
            <text:p>0.003942</text:p>
          </table:table-cell>
          <table:table-cell office:value-type="float" office:value="0.19091">
            <text:p>0.19091</text:p>
          </table:table-cell>
          <table:table-cell office:value-type="float" office:value="6.001695">
            <text:p>6.00169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  <table:table-cell office:value-type="float" office:value="0.002949">
            <text:p>0.002949</text:p>
          </table:table-cell>
          <table:table-cell office:value-type="float" office:value="0.161834">
            <text:p>0.161834</text:p>
          </table:table-cell>
          <table:table-cell office:value-type="float" office:value="5.686177">
            <text:p>5.686177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4"/>
          <table:table-cell office:value-type="float" office:value="0.002949">
            <text:p>0.002949</text:p>
          </table:table-cell>
          <table:table-cell office:value-type="float" office:value="0.161834">
            <text:p>0.161834</text:p>
          </table:table-cell>
          <table:table-cell office:value-type="float" office:value="5.686177">
            <text:p>5.68617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  <table:table-cell office:value-type="float" office:value="0.00219">
            <text:p>0.00219</text:p>
          </table:table-cell>
          <table:table-cell office:value-type="float" office:value="0.136239">
            <text:p>0.136239</text:p>
          </table:table-cell>
          <table:table-cell office:value-type="float" office:value="5.350035">
            <text:p>5.350035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4"/>
          <table:table-cell office:value-type="float" office:value="0.00219">
            <text:p>0.00219</text:p>
          </table:table-cell>
          <table:table-cell office:value-type="float" office:value="0.136239">
            <text:p>0.136239</text:p>
          </table:table-cell>
          <table:table-cell office:value-type="float" office:value="5.350035">
            <text:p>5.3500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  <table:table-cell office:value-type="float" office:value="0.001638">
            <text:p>0.001638</text:p>
          </table:table-cell>
          <table:table-cell office:value-type="float" office:value="0.115498">
            <text:p>0.115498</text:p>
          </table:table-cell>
          <table:table-cell office:value-type="float" office:value="5.069148">
            <text:p>5.069148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4"/>
          <table:table-cell office:value-type="float" office:value="0.001638">
            <text:p>0.001638</text:p>
          </table:table-cell>
          <table:table-cell office:value-type="float" office:value="0.115498">
            <text:p>0.115498</text:p>
          </table:table-cell>
          <table:table-cell office:value-type="float" office:value="5.069148">
            <text:p>5.06914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  <table:table-cell office:value-type="float" office:value="0.001217">
            <text:p>0.001217</text:p>
          </table:table-cell>
          <table:table-cell office:value-type="float" office:value="0.097257">
            <text:p>0.097257</text:p>
          </table:table-cell>
          <table:table-cell office:value-type="float" office:value="4.770733">
            <text:p>4.770733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4"/>
          <table:table-cell office:value-type="float" office:value="0.001217">
            <text:p>0.001217</text:p>
          </table:table-cell>
          <table:table-cell office:value-type="float" office:value="0.097257">
            <text:p>0.097257</text:p>
          </table:table-cell>
          <table:table-cell office:value-type="float" office:value="4.770733">
            <text:p>4.77073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4"/>
          <table:table-cell office:value-type="float" office:value="0.000911">
            <text:p>0.000911</text:p>
          </table:table-cell>
          <table:table-cell office:value-type="float" office:value="0.082457">
            <text:p>0.082457</text:p>
          </table:table-cell>
          <table:table-cell office:value-type="float" office:value="4.520585">
            <text:p>4.520585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4"/>
          <table:table-cell office:value-type="float" office:value="0.000911">
            <text:p>0.000911</text:p>
          </table:table-cell>
          <table:table-cell office:value-type="float" office:value="0.082457">
            <text:p>0.082457</text:p>
          </table:table-cell>
          <table:table-cell office:value-type="float" office:value="4.520585">
            <text:p>4.52058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4"/>
          <table:table-cell office:value-type="float" office:value="0.000677">
            <text:p>0.000677</text:p>
          </table:table-cell>
          <table:table-cell office:value-type="float" office:value="0.069452">
            <text:p>0.069452</text:p>
          </table:table-cell>
          <table:table-cell office:value-type="float" office:value="4.255555">
            <text:p>4.255555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4"/>
          <table:table-cell office:value-type="float" office:value="0.000677">
            <text:p>0.000677</text:p>
          </table:table-cell>
          <table:table-cell office:value-type="float" office:value="0.069452">
            <text:p>0.069452</text:p>
          </table:table-cell>
          <table:table-cell office:value-type="float" office:value="4.255555">
            <text:p>4.25555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4"/>
          <table:table-cell office:value-type="float" office:value="0.000506">
            <text:p>0.000506</text:p>
          </table:table-cell>
          <table:table-cell office:value-type="float" office:value="0.058887">
            <text:p>0.058887</text:p>
          </table:table-cell>
          <table:table-cell office:value-type="float" office:value="4.032704">
            <text:p>4.032704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4"/>
          <table:table-cell office:value-type="float" office:value="0.000506">
            <text:p>0.000506</text:p>
          </table:table-cell>
          <table:table-cell office:value-type="float" office:value="0.058887">
            <text:p>0.058887</text:p>
          </table:table-cell>
          <table:table-cell office:value-type="float" office:value="4.032704">
            <text:p>4.03270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4"/>
          <table:table-cell office:value-type="float" office:value="0.000376">
            <text:p>0.000376</text:p>
          </table:table-cell>
          <table:table-cell office:value-type="float" office:value="0.049612">
            <text:p>0.049612</text:p>
          </table:table-cell>
          <table:table-cell office:value-type="float" office:value="3.797232">
            <text:p>3.797232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4"/>
          <table:table-cell office:value-type="float" office:value="0.000376">
            <text:p>0.000376</text:p>
          </table:table-cell>
          <table:table-cell office:value-type="float" office:value="0.049612">
            <text:p>0.049612</text:p>
          </table:table-cell>
          <table:table-cell office:value-type="float" office:value="3.797232">
            <text:p>3.79723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  <table:table-cell office:value-type="float" office:value="0.000282">
            <text:p>0.000282</text:p>
          </table:table-cell>
          <table:table-cell office:value-type="float" office:value="0.042068">
            <text:p>0.042068</text:p>
          </table:table-cell>
          <table:table-cell office:value-type="float" office:value="3.598631">
            <text:p>3.598631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4"/>
          <table:table-cell office:value-type="float" office:value="0.000282">
            <text:p>0.000282</text:p>
          </table:table-cell>
          <table:table-cell office:value-type="float" office:value="0.042068">
            <text:p>0.042068</text:p>
          </table:table-cell>
          <table:table-cell office:value-type="float" office:value="3.598631">
            <text:p>3.59863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4"/>
          <table:table-cell office:value-type="float" office:value="0.000209">
            <text:p>0.000209</text:p>
          </table:table-cell>
          <table:table-cell office:value-type="float" office:value="0.035451">
            <text:p>0.035451</text:p>
          </table:table-cell>
          <table:table-cell office:value-type="float" office:value="3.38934">
            <text:p>3.38934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4"/>
          <table:table-cell office:value-type="float" office:value="0.000209">
            <text:p>0.000209</text:p>
          </table:table-cell>
          <table:table-cell office:value-type="float" office:value="0.035451">
            <text:p>0.035451</text:p>
          </table:table-cell>
          <table:table-cell office:value-type="float" office:value="3.38934">
            <text:p>3.389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4"/>
          <table:table-cell office:value-type="float" office:value="0.000157">
            <text:p>0.000157</text:p>
          </table:table-cell>
          <table:table-cell office:value-type="float" office:value="0.030062">
            <text:p>0.030062</text:p>
          </table:table-cell>
          <table:table-cell office:value-type="float" office:value="3.21229">
            <text:p>3.21229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4"/>
          <table:table-cell office:value-type="float" office:value="0.000157">
            <text:p>0.000157</text:p>
          </table:table-cell>
          <table:table-cell office:value-type="float" office:value="0.030062">
            <text:p>0.030062</text:p>
          </table:table-cell>
          <table:table-cell office:value-type="float" office:value="3.21229">
            <text:p>3.2122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  <table:table-cell office:value-type="float" office:value="0.000117">
            <text:p>0.000117</text:p>
          </table:table-cell>
          <table:table-cell office:value-type="float" office:value="0.025339">
            <text:p>0.025339</text:p>
          </table:table-cell>
          <table:table-cell office:value-type="float" office:value="3.0262">
            <text:p>3.0262</text:p>
          </table:table-cell>
          <table:table-cell table:number-columns-repeated="2"/>
          <table:table-cell office:value-type="float" office:value="43">
            <text:p>43</text:p>
          </table:table-cell>
          <table:table-cell table:number-columns-repeated="4"/>
          <table:table-cell office:value-type="float" office:value="0.000117">
            <text:p>0.000117</text:p>
          </table:table-cell>
          <table:table-cell office:value-type="float" office:value="0.025339">
            <text:p>0.025339</text:p>
          </table:table-cell>
          <table:table-cell office:value-type="float" office:value="3.0262">
            <text:p>3.026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  <table:table-cell office:value-type="float" office:value="0.000087">
            <text:p>0.000087</text:p>
          </table:table-cell>
          <table:table-cell office:value-type="float" office:value="0.021489">
            <text:p>0.021489</text:p>
          </table:table-cell>
          <table:table-cell office:value-type="float" office:value="2.868309">
            <text:p>2.868309</text:p>
          </table:table-cell>
          <table:table-cell table:number-columns-repeated="2"/>
          <table:table-cell office:value-type="float" office:value="44">
            <text:p>44</text:p>
          </table:table-cell>
          <table:table-cell table:number-columns-repeated="4"/>
          <table:table-cell office:value-type="float" office:value="0.000087">
            <text:p>0.000087</text:p>
          </table:table-cell>
          <table:table-cell office:value-type="float" office:value="0.021489">
            <text:p>0.021489</text:p>
          </table:table-cell>
          <table:table-cell office:value-type="float" office:value="2.868309">
            <text:p>2.86830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  <table:table-cell office:value-type="float" office:value="0.000065">
            <text:p>0.000065</text:p>
          </table:table-cell>
          <table:table-cell office:value-type="float" office:value="0.018118">
            <text:p>0.018118</text:p>
          </table:table-cell>
          <table:table-cell office:value-type="float" office:value="2.702787">
            <text:p>2.702787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4"/>
          <table:table-cell office:value-type="float" office:value="0.000065">
            <text:p>0.000065</text:p>
          </table:table-cell>
          <table:table-cell office:value-type="float" office:value="0.018118">
            <text:p>0.018118</text:p>
          </table:table-cell>
          <table:table-cell office:value-type="float" office:value="2.702787">
            <text:p>2.70278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4"/>
          <table:table-cell office:value-type="float" office:value="0.000049">
            <text:p>0.000049</text:p>
          </table:table-cell>
          <table:table-cell office:value-type="float" office:value="0.015366">
            <text:p>0.015366</text:p>
          </table:table-cell>
          <table:table-cell office:value-type="float" office:value="2.561937">
            <text:p>2.561937</text:p>
          </table:table-cell>
          <table:table-cell table:number-columns-repeated="2"/>
          <table:table-cell office:value-type="float" office:value="46">
            <text:p>46</text:p>
          </table:table-cell>
          <table:table-cell table:number-columns-repeated="4"/>
          <table:table-cell office:value-type="float" office:value="0.000049">
            <text:p>0.000049</text:p>
          </table:table-cell>
          <table:table-cell office:value-type="float" office:value="0.015366">
            <text:p>0.015366</text:p>
          </table:table-cell>
          <table:table-cell office:value-type="float" office:value="2.561937">
            <text:p>2.56193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4"/>
          <table:table-cell office:value-type="float" office:value="0.000036">
            <text:p>0.000036</text:p>
          </table:table-cell>
          <table:table-cell office:value-type="float" office:value="0.012958">
            <text:p>0.012958</text:p>
          </table:table-cell>
          <table:table-cell office:value-type="float" office:value="2.414656">
            <text:p>2.414656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4"/>
          <table:table-cell office:value-type="float" office:value="0.000036">
            <text:p>0.000036</text:p>
          </table:table-cell>
          <table:table-cell office:value-type="float" office:value="0.012958">
            <text:p>0.012958</text:p>
          </table:table-cell>
          <table:table-cell office:value-type="float" office:value="2.414656">
            <text:p>2.41465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4"/>
          <table:table-cell office:value-type="float" office:value="0.000027">
            <text:p>0.000027</text:p>
          </table:table-cell>
          <table:table-cell office:value-type="float" office:value="0.01099">
            <text:p>0.01099</text:p>
          </table:table-cell>
          <table:table-cell office:value-type="float" office:value="2.288968">
            <text:p>2.288968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4"/>
          <table:table-cell office:value-type="float" office:value="0.000027">
            <text:p>0.000027</text:p>
          </table:table-cell>
          <table:table-cell office:value-type="float" office:value="0.01099">
            <text:p>0.01099</text:p>
          </table:table-cell>
          <table:table-cell office:value-type="float" office:value="2.288968">
            <text:p>2.28896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4"/>
          <table:table-cell office:value-type="float" office:value="0.00002">
            <text:p>0.00002</text:p>
          </table:table-cell>
          <table:table-cell office:value-type="float" office:value="0.00927">
            <text:p>0.00927</text:p>
          </table:table-cell>
          <table:table-cell office:value-type="float" office:value="2.157871">
            <text:p>2.157871</text:p>
          </table:table-cell>
          <table:table-cell table:number-columns-repeated="2"/>
          <table:table-cell office:value-type="float" office:value="49">
            <text:p>49</text:p>
          </table:table-cell>
          <table:table-cell table:number-columns-repeated="4"/>
          <table:table-cell office:value-type="float" office:value="0.00002">
            <text:p>0.00002</text:p>
          </table:table-cell>
          <table:table-cell office:value-type="float" office:value="0.00927">
            <text:p>0.00927</text:p>
          </table:table-cell>
          <table:table-cell office:value-type="float" office:value="2.157871">
            <text:p>2.15787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  <table:table-cell office:value-type="float" office:value="0.007863">
            <text:p>0.007863</text:p>
          </table:table-cell>
          <table:table-cell office:value-type="float" office:value="2.045677">
            <text:p>2.045677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5"/>
          <table:table-cell office:value-type="float" office:value="0.007863">
            <text:p>0.007863</text:p>
          </table:table-cell>
          <table:table-cell office:value-type="float" office:value="2.045677">
            <text:p>2.04567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  <table:table-cell office:value-type="float" office:value="0.006634">
            <text:p>0.006634</text:p>
          </table:table-cell>
          <table:table-cell office:value-type="float" office:value="1.928945">
            <text:p>1.928945</text:p>
          </table:table-cell>
          <table:table-cell table:number-columns-repeated="2"/>
          <table:table-cell office:value-type="float" office:value="51">
            <text:p>51</text:p>
          </table:table-cell>
          <table:table-cell table:number-columns-repeated="5"/>
          <table:table-cell office:value-type="float" office:value="0.006634">
            <text:p>0.006634</text:p>
          </table:table-cell>
          <table:table-cell office:value-type="float" office:value="1.928945">
            <text:p>1.92894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  <table:table-cell office:value-type="float" office:value="0.005627">
            <text:p>0.005627</text:p>
          </table:table-cell>
          <table:table-cell office:value-type="float" office:value="1.828765">
            <text:p>1.828765</text:p>
          </table:table-cell>
          <table:table-cell table:number-columns-repeated="2"/>
          <table:table-cell office:value-type="float" office:value="52">
            <text:p>52</text:p>
          </table:table-cell>
          <table:table-cell table:number-columns-repeated="5"/>
          <table:table-cell office:value-type="float" office:value="0.005627">
            <text:p>0.005627</text:p>
          </table:table-cell>
          <table:table-cell office:value-type="float" office:value="1.828765">
            <text:p>1.82876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  <table:table-cell office:value-type="float" office:value="0.004749">
            <text:p>0.004749</text:p>
          </table:table-cell>
          <table:table-cell office:value-type="float" office:value="1.724788">
            <text:p>1.724788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5"/>
          <table:table-cell office:value-type="float" office:value="0.004749">
            <text:p>0.004749</text:p>
          </table:table-cell>
          <table:table-cell office:value-type="float" office:value="1.724788">
            <text:p>1.72478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  <table:table-cell office:value-type="float" office:value="0.004029">
            <text:p>0.004029</text:p>
          </table:table-cell>
          <table:table-cell office:value-type="float" office:value="1.635309">
            <text:p>1.635309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5"/>
          <table:table-cell office:value-type="float" office:value="0.004029">
            <text:p>0.004029</text:p>
          </table:table-cell>
          <table:table-cell office:value-type="float" office:value="1.635309">
            <text:p>1.63530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  <table:table-cell office:value-type="float" office:value="0.0034">
            <text:p>0.0034</text:p>
          </table:table-cell>
          <table:table-cell office:value-type="float" office:value="1.542661">
            <text:p>1.542661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5"/>
          <table:table-cell office:value-type="float" office:value="0.0034">
            <text:p>0.0034</text:p>
          </table:table-cell>
          <table:table-cell office:value-type="float" office:value="1.542661">
            <text:p>1.54266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  <table:table-cell office:value-type="float" office:value="0.002885">
            <text:p>0.002885</text:p>
          </table:table-cell>
          <table:table-cell office:value-type="float" office:value="1.462717">
            <text:p>1.462717</text:p>
          </table:table-cell>
          <table:table-cell table:number-columns-repeated="2"/>
          <table:table-cell office:value-type="float" office:value="56">
            <text:p>56</text:p>
          </table:table-cell>
          <table:table-cell table:number-columns-repeated="5"/>
          <table:table-cell office:value-type="float" office:value="0.002885">
            <text:p>0.002885</text:p>
          </table:table-cell>
          <table:table-cell office:value-type="float" office:value="1.462717">
            <text:p>1.46271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  <table:table-cell office:value-type="float" office:value="0.002435">
            <text:p>0.002435</text:p>
          </table:table-cell>
          <table:table-cell office:value-type="float" office:value="1.380137">
            <text:p>1.380137</text:p>
          </table:table-cell>
          <table:table-cell table:number-columns-repeated="2"/>
          <table:table-cell office:value-type="float" office:value="57">
            <text:p>57</text:p>
          </table:table-cell>
          <table:table-cell table:number-columns-repeated="5"/>
          <table:table-cell office:value-type="float" office:value="0.002435">
            <text:p>0.002435</text:p>
          </table:table-cell>
          <table:table-cell office:value-type="float" office:value="1.380137">
            <text:p>1.38013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  <table:table-cell office:value-type="float" office:value="0.002066">
            <text:p>0.002066</text:p>
          </table:table-cell>
          <table:table-cell office:value-type="float" office:value="1.30869">
            <text:p>1.30869</text:p>
          </table:table-cell>
          <table:table-cell table:number-columns-repeated="2"/>
          <table:table-cell office:value-type="float" office:value="58">
            <text:p>58</text:p>
          </table:table-cell>
          <table:table-cell table:number-columns-repeated="5"/>
          <table:table-cell office:value-type="float" office:value="0.002066">
            <text:p>0.002066</text:p>
          </table:table-cell>
          <table:table-cell office:value-type="float" office:value="1.30869">
            <text:p>1.3086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  <table:table-cell office:value-type="float" office:value="0.001745">
            <text:p>0.001745</text:p>
          </table:table-cell>
          <table:table-cell office:value-type="float" office:value="1.235059">
            <text:p>1.235059</text:p>
          </table:table-cell>
          <table:table-cell table:number-columns-repeated="2"/>
          <table:table-cell office:value-type="float" office:value="59">
            <text:p>59</text:p>
          </table:table-cell>
          <table:table-cell table:number-columns-repeated="5"/>
          <table:table-cell office:value-type="float" office:value="0.001745">
            <text:p>0.001745</text:p>
          </table:table-cell>
          <table:table-cell office:value-type="float" office:value="1.235059">
            <text:p>1.23505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  <table:table-cell office:value-type="float" office:value="0.00148">
            <text:p>0.00148</text:p>
          </table:table-cell>
          <table:table-cell office:value-type="float" office:value="1.171189">
            <text:p>1.171189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5"/>
          <table:table-cell office:value-type="float" office:value="0.00148">
            <text:p>0.00148</text:p>
          </table:table-cell>
          <table:table-cell office:value-type="float" office:value="1.171189">
            <text:p>1.17118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  <table:table-cell office:value-type="float" office:value="0.00125">
            <text:p>0.00125</text:p>
          </table:table-cell>
          <table:table-cell office:value-type="float" office:value="1.105515">
            <text:p>1.105515</text:p>
          </table:table-cell>
          <table:table-cell table:number-columns-repeated="2"/>
          <table:table-cell office:value-type="float" office:value="61">
            <text:p>61</text:p>
          </table:table-cell>
          <table:table-cell table:number-columns-repeated="5"/>
          <table:table-cell office:value-type="float" office:value="0.00125">
            <text:p>0.00125</text:p>
          </table:table-cell>
          <table:table-cell office:value-type="float" office:value="1.105515">
            <text:p>1.10551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  <table:table-cell office:value-type="float" office:value="0.001061">
            <text:p>0.001061</text:p>
          </table:table-cell>
          <table:table-cell office:value-type="float" office:value="1.048402">
            <text:p>1.048402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5"/>
          <table:table-cell office:value-type="float" office:value="0.001061">
            <text:p>0.001061</text:p>
          </table:table-cell>
          <table:table-cell office:value-type="float" office:value="1.048402">
            <text:p>1.04840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0.000896">
            <text:p>0.000896</text:p>
          </table:table-cell>
          <table:table-cell office:value-type="float" office:value="0.989808">
            <text:p>0.989808</text:p>
          </table:table-cell>
          <table:table-cell table:number-columns-repeated="2"/>
          <table:table-cell office:value-type="float" office:value="63">
            <text:p>63</text:p>
          </table:table-cell>
          <table:table-cell table:number-columns-repeated="5"/>
          <table:table-cell office:value-type="float" office:value="0.000896">
            <text:p>0.000896</text:p>
          </table:table-cell>
          <table:table-cell office:value-type="float" office:value="0.989808">
            <text:p>0.98980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0.00076">
            <text:p>0.00076</text:p>
          </table:table-cell>
          <table:table-cell office:value-type="float" office:value="0.938722">
            <text:p>0.938722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5"/>
          <table:table-cell office:value-type="float" office:value="0.00076">
            <text:p>0.00076</text:p>
          </table:table-cell>
          <table:table-cell office:value-type="float" office:value="0.938722">
            <text:p>0.93872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0.000642">
            <text:p>0.000642</text:p>
          </table:table-cell>
          <table:table-cell office:value-type="float" office:value="0.886428">
            <text:p>0.886428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5"/>
          <table:table-cell office:value-type="float" office:value="0.000642">
            <text:p>0.000642</text:p>
          </table:table-cell>
          <table:table-cell office:value-type="float" office:value="0.886428">
            <text:p>0.88642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0.000545">
            <text:p>0.000545</text:p>
          </table:table-cell>
          <table:table-cell office:value-type="float" office:value="0.840722">
            <text:p>0.840722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5"/>
          <table:table-cell office:value-type="float" office:value="0.000545">
            <text:p>0.000545</text:p>
          </table:table-cell>
          <table:table-cell office:value-type="float" office:value="0.840722">
            <text:p>0.84072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0.000461">
            <text:p>0.000461</text:p>
          </table:table-cell>
          <table:table-cell office:value-type="float" office:value="0.794035">
            <text:p>0.794035</text:p>
          </table:table-cell>
          <table:table-cell table:number-columns-repeated="2"/>
          <table:table-cell office:value-type="float" office:value="67">
            <text:p>67</text:p>
          </table:table-cell>
          <table:table-cell table:number-columns-repeated="5"/>
          <table:table-cell office:value-type="float" office:value="0.000461">
            <text:p>0.000461</text:p>
          </table:table-cell>
          <table:table-cell office:value-type="float" office:value="0.794035">
            <text:p>0.79403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0.000391">
            <text:p>0.000391</text:p>
          </table:table-cell>
          <table:table-cell office:value-type="float" office:value="0.753132">
            <text:p>0.753132</text:p>
          </table:table-cell>
          <table:table-cell table:number-columns-repeated="2"/>
          <table:table-cell office:value-type="float" office:value="68">
            <text:p>68</text:p>
          </table:table-cell>
          <table:table-cell table:number-columns-repeated="5"/>
          <table:table-cell office:value-type="float" office:value="0.000391">
            <text:p>0.000391</text:p>
          </table:table-cell>
          <table:table-cell office:value-type="float" office:value="0.753132">
            <text:p>0.75313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0.00033">
            <text:p>0.00033</text:p>
          </table:table-cell>
          <table:table-cell office:value-type="float" office:value="0.711439">
            <text:p>0.711439</text:p>
          </table:table-cell>
          <table:table-cell table:number-columns-repeated="2"/>
          <table:table-cell office:value-type="float" office:value="69">
            <text:p>69</text:p>
          </table:table-cell>
          <table:table-cell table:number-columns-repeated="5"/>
          <table:table-cell office:value-type="float" office:value="0.00033">
            <text:p>0.00033</text:p>
          </table:table-cell>
          <table:table-cell office:value-type="float" office:value="0.711439">
            <text:p>0.7114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0.00028">
            <text:p>0.00028</text:p>
          </table:table-cell>
          <table:table-cell office:value-type="float" office:value="0.674825">
            <text:p>0.674825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5"/>
          <table:table-cell office:value-type="float" office:value="0.00028">
            <text:p>0.00028</text:p>
          </table:table-cell>
          <table:table-cell office:value-type="float" office:value="0.674825">
            <text:p>0.67482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0.000237">
            <text:p>0.000237</text:p>
          </table:table-cell>
          <table:table-cell office:value-type="float" office:value="0.63758">
            <text:p>0.63758</text:p>
          </table:table-cell>
          <table:table-cell table:number-columns-repeated="2"/>
          <table:table-cell office:value-type="float" office:value="71">
            <text:p>71</text:p>
          </table:table-cell>
          <table:table-cell table:number-columns-repeated="5"/>
          <table:table-cell office:value-type="float" office:value="0.000237">
            <text:p>0.000237</text:p>
          </table:table-cell>
          <table:table-cell office:value-type="float" office:value="0.63758">
            <text:p>0.6375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0.000201">
            <text:p>0.000201</text:p>
          </table:table-cell>
          <table:table-cell office:value-type="float" office:value="0.604796">
            <text:p>0.604796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5"/>
          <table:table-cell office:value-type="float" office:value="0.000201">
            <text:p>0.000201</text:p>
          </table:table-cell>
          <table:table-cell office:value-type="float" office:value="0.604796">
            <text:p>0.60479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0.00017">
            <text:p>0.00017</text:p>
          </table:table-cell>
          <table:table-cell office:value-type="float" office:value="0.571516">
            <text:p>0.571516</text:p>
          </table:table-cell>
          <table:table-cell table:number-columns-repeated="2"/>
          <table:table-cell office:value-type="float" office:value="73">
            <text:p>73</text:p>
          </table:table-cell>
          <table:table-cell table:number-columns-repeated="5"/>
          <table:table-cell office:value-type="float" office:value="0.00017">
            <text:p>0.00017</text:p>
          </table:table-cell>
          <table:table-cell office:value-type="float" office:value="0.571516">
            <text:p>0.57151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0.000144">
            <text:p>0.000144</text:p>
          </table:table-cell>
          <table:table-cell office:value-type="float" office:value="0.542155">
            <text:p>0.542155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5"/>
          <table:table-cell office:value-type="float" office:value="0.000144">
            <text:p>0.000144</text:p>
          </table:table-cell>
          <table:table-cell office:value-type="float" office:value="0.542155">
            <text:p>0.54215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0.000122">
            <text:p>0.000122</text:p>
          </table:table-cell>
          <table:table-cell office:value-type="float" office:value="0.512408">
            <text:p>0.512408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5"/>
          <table:table-cell office:value-type="float" office:value="0.000122">
            <text:p>0.000122</text:p>
          </table:table-cell>
          <table:table-cell office:value-type="float" office:value="0.512408">
            <text:p>0.51240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0.000104">
            <text:p>0.000104</text:p>
          </table:table-cell>
          <table:table-cell office:value-type="float" office:value="0.486106">
            <text:p>0.486106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5"/>
          <table:table-cell office:value-type="float" office:value="0.000104">
            <text:p>0.000104</text:p>
          </table:table-cell>
          <table:table-cell office:value-type="float" office:value="0.486106">
            <text:p>0.48610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0.000088">
            <text:p>0.000088</text:p>
          </table:table-cell>
          <table:table-cell office:value-type="float" office:value="0.459511">
            <text:p>0.459511</text:p>
          </table:table-cell>
          <table:table-cell table:number-columns-repeated="2"/>
          <table:table-cell office:value-type="float" office:value="77">
            <text:p>77</text:p>
          </table:table-cell>
          <table:table-cell table:number-columns-repeated="5"/>
          <table:table-cell office:value-type="float" office:value="0.000088">
            <text:p>0.000088</text:p>
          </table:table-cell>
          <table:table-cell office:value-type="float" office:value="0.459511">
            <text:p>0.45951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0.000074">
            <text:p>0.000074</text:p>
          </table:table-cell>
          <table:table-cell office:value-type="float" office:value="0.435944">
            <text:p>0.435944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5"/>
          <table:table-cell office:value-type="float" office:value="0.000074">
            <text:p>0.000074</text:p>
          </table:table-cell>
          <table:table-cell office:value-type="float" office:value="0.435944">
            <text:p>0.43594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0.000063">
            <text:p>0.000063</text:p>
          </table:table-cell>
          <table:table-cell office:value-type="float" office:value="0.412159">
            <text:p>0.412159</text:p>
          </table:table-cell>
          <table:table-cell table:number-columns-repeated="2"/>
          <table:table-cell office:value-type="float" office:value="79">
            <text:p>79</text:p>
          </table:table-cell>
          <table:table-cell table:number-columns-repeated="5"/>
          <table:table-cell office:value-type="float" office:value="0.000063">
            <text:p>0.000063</text:p>
          </table:table-cell>
          <table:table-cell office:value-type="float" office:value="0.412159">
            <text:p>0.41215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0.000053">
            <text:p>0.000053</text:p>
          </table:table-cell>
          <table:table-cell office:value-type="float" office:value="0.391037">
            <text:p>0.391037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5"/>
          <table:table-cell office:value-type="float" office:value="0.000053">
            <text:p>0.000053</text:p>
          </table:table-cell>
          <table:table-cell office:value-type="float" office:value="0.391037">
            <text:p>0.39103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  <table:table-cell office:value-type="float" office:value="0.000045">
            <text:p>0.000045</text:p>
          </table:table-cell>
          <table:table-cell office:value-type="float" office:value="0.36976">
            <text:p>0.36976</text:p>
          </table:table-cell>
          <table:table-cell table:number-columns-repeated="2"/>
          <table:table-cell office:value-type="float" office:value="81">
            <text:p>81</text:p>
          </table:table-cell>
          <table:table-cell table:number-columns-repeated="5"/>
          <table:table-cell office:value-type="float" office:value="0.000045">
            <text:p>0.000045</text:p>
          </table:table-cell>
          <table:table-cell office:value-type="float" office:value="0.36976">
            <text:p>0.3697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  <table:table-cell office:value-type="float" office:value="0.000038">
            <text:p>0.000038</text:p>
          </table:table-cell>
          <table:table-cell office:value-type="float" office:value="0.350827">
            <text:p>0.350827</text:p>
          </table:table-cell>
          <table:table-cell table:number-columns-repeated="2"/>
          <table:table-cell office:value-type="float" office:value="82">
            <text:p>82</text:p>
          </table:table-cell>
          <table:table-cell table:number-columns-repeated="5"/>
          <table:table-cell office:value-type="float" office:value="0.000038">
            <text:p>0.000038</text:p>
          </table:table-cell>
          <table:table-cell office:value-type="float" office:value="0.350827">
            <text:p>0.35082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  <table:table-cell office:value-type="float" office:value="0.000032">
            <text:p>0.000032</text:p>
          </table:table-cell>
          <table:table-cell office:value-type="float" office:value="0.331788">
            <text:p>0.331788</text:p>
          </table:table-cell>
          <table:table-cell table:number-columns-repeated="2"/>
          <table:table-cell office:value-type="float" office:value="83">
            <text:p>83</text:p>
          </table:table-cell>
          <table:table-cell table:number-columns-repeated="5"/>
          <table:table-cell office:value-type="float" office:value="0.000032">
            <text:p>0.000032</text:p>
          </table:table-cell>
          <table:table-cell office:value-type="float" office:value="0.331788">
            <text:p>0.33178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  <table:table-cell office:value-type="float" office:value="0.000028">
            <text:p>0.000028</text:p>
          </table:table-cell>
          <table:table-cell office:value-type="float" office:value="0.314812">
            <text:p>0.314812</text:p>
          </table:table-cell>
          <table:table-cell table:number-columns-repeated="2"/>
          <table:table-cell office:value-type="float" office:value="84">
            <text:p>84</text:p>
          </table:table-cell>
          <table:table-cell table:number-columns-repeated="5"/>
          <table:table-cell office:value-type="float" office:value="0.000028">
            <text:p>0.000028</text:p>
          </table:table-cell>
          <table:table-cell office:value-type="float" office:value="0.314812">
            <text:p>0.31481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  <table:table-cell office:value-type="float" office:value="0.000023">
            <text:p>0.000023</text:p>
          </table:table-cell>
          <table:table-cell office:value-type="float" office:value="0.297772">
            <text:p>0.297772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5"/>
          <table:table-cell office:value-type="float" office:value="0.000023">
            <text:p>0.000023</text:p>
          </table:table-cell>
          <table:table-cell office:value-type="float" office:value="0.297772">
            <text:p>0.29777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  <table:table-cell office:value-type="float" office:value="0.00002">
            <text:p>0.00002</text:p>
          </table:table-cell>
          <table:table-cell office:value-type="float" office:value="0.282548">
            <text:p>0.282548</text:p>
          </table:table-cell>
          <table:table-cell table:number-columns-repeated="2"/>
          <table:table-cell office:value-type="float" office:value="86">
            <text:p>86</text:p>
          </table:table-cell>
          <table:table-cell table:number-columns-repeated="5"/>
          <table:table-cell office:value-type="float" office:value="0.00002">
            <text:p>0.00002</text:p>
          </table:table-cell>
          <table:table-cell office:value-type="float" office:value="0.282548">
            <text:p>0.28254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6"/>
          <table:table-cell office:value-type="float" office:value="0.267292">
            <text:p>0.267292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6"/>
          <table:table-cell office:value-type="float" office:value="0.267292">
            <text:p>0.26729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6"/>
          <table:table-cell office:value-type="float" office:value="0.253636">
            <text:p>0.253636</text:p>
          </table:table-cell>
          <table:table-cell table:number-columns-repeated="2"/>
          <table:table-cell office:value-type="float" office:value="88">
            <text:p>88</text:p>
          </table:table-cell>
          <table:table-cell table:number-columns-repeated="6"/>
          <table:table-cell office:value-type="float" office:value="0.253636">
            <text:p>0.25363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6"/>
          <table:table-cell office:value-type="float" office:value="0.239976">
            <text:p>0.239976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6"/>
          <table:table-cell office:value-type="float" office:value="0.239976">
            <text:p>0.23997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6"/>
          <table:table-cell office:value-type="float" office:value="0.227724">
            <text:p>0.227724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6"/>
          <table:table-cell office:value-type="float" office:value="0.227724">
            <text:p>0.22772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6"/>
          <table:table-cell office:value-type="float" office:value="0.215488">
            <text:p>0.215488</text:p>
          </table:table-cell>
          <table:table-cell table:number-columns-repeated="2"/>
          <table:table-cell office:value-type="float" office:value="91">
            <text:p>91</text:p>
          </table:table-cell>
          <table:table-cell table:number-columns-repeated="6"/>
          <table:table-cell office:value-type="float" office:value="0.215488">
            <text:p>0.21548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6"/>
          <table:table-cell office:value-type="float" office:value="0.204495">
            <text:p>0.204495</text:p>
          </table:table-cell>
          <table:table-cell table:number-columns-repeated="2"/>
          <table:table-cell office:value-type="float" office:value="92">
            <text:p>92</text:p>
          </table:table-cell>
          <table:table-cell table:number-columns-repeated="6"/>
          <table:table-cell office:value-type="float" office:value="0.204495">
            <text:p>0.20449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6"/>
          <table:table-cell office:value-type="float" office:value="0.193532">
            <text:p>0.193532</text:p>
          </table:table-cell>
          <table:table-cell table:number-columns-repeated="2"/>
          <table:table-cell office:value-type="float" office:value="93">
            <text:p>93</text:p>
          </table:table-cell>
          <table:table-cell table:number-columns-repeated="6"/>
          <table:table-cell office:value-type="float" office:value="0.193532">
            <text:p>0.19353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6"/>
          <table:table-cell office:value-type="float" office:value="0.183665">
            <text:p>0.183665</text:p>
          </table:table-cell>
          <table:table-cell table:number-columns-repeated="2"/>
          <table:table-cell office:value-type="float" office:value="94">
            <text:p>94</text:p>
          </table:table-cell>
          <table:table-cell table:number-columns-repeated="6"/>
          <table:table-cell office:value-type="float" office:value="0.183665">
            <text:p>0.1836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6"/>
          <table:table-cell office:value-type="float" office:value="0.173842">
            <text:p>0.173842</text:p>
          </table:table-cell>
          <table:table-cell table:number-columns-repeated="2"/>
          <table:table-cell office:value-type="float" office:value="95">
            <text:p>95</text:p>
          </table:table-cell>
          <table:table-cell table:number-columns-repeated="6"/>
          <table:table-cell office:value-type="float" office:value="0.173842">
            <text:p>0.17384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6"/>
          <table:table-cell office:value-type="float" office:value="0.164985">
            <text:p>0.164985</text:p>
          </table:table-cell>
          <table:table-cell table:number-columns-repeated="2"/>
          <table:table-cell office:value-type="float" office:value="96">
            <text:p>96</text:p>
          </table:table-cell>
          <table:table-cell table:number-columns-repeated="6"/>
          <table:table-cell office:value-type="float" office:value="0.164985">
            <text:p>0.16498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6"/>
          <table:table-cell office:value-type="float" office:value="0.15618">
            <text:p>0.15618</text:p>
          </table:table-cell>
          <table:table-cell table:number-columns-repeated="2"/>
          <table:table-cell office:value-type="float" office:value="97">
            <text:p>97</text:p>
          </table:table-cell>
          <table:table-cell table:number-columns-repeated="6"/>
          <table:table-cell office:value-type="float" office:value="0.15618">
            <text:p>0.1561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6"/>
          <table:table-cell office:value-type="float" office:value="0.148228">
            <text:p>0.148228</text:p>
          </table:table-cell>
          <table:table-cell table:number-columns-repeated="2"/>
          <table:table-cell office:value-type="float" office:value="98">
            <text:p>98</text:p>
          </table:table-cell>
          <table:table-cell table:number-columns-repeated="6"/>
          <table:table-cell office:value-type="float" office:value="0.148228">
            <text:p>0.14822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6"/>
          <table:table-cell office:value-type="float" office:value="0.140334">
            <text:p>0.140334</text:p>
          </table:table-cell>
          <table:table-cell table:number-columns-repeated="2"/>
          <table:table-cell office:value-type="float" office:value="99">
            <text:p>99</text:p>
          </table:table-cell>
          <table:table-cell table:number-columns-repeated="6"/>
          <table:table-cell office:value-type="float" office:value="0.140334">
            <text:p>0.14033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6"/>
          <table:table-cell office:value-type="float" office:value="0.133193">
            <text:p>0.133193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6"/>
          <table:table-cell office:value-type="float" office:value="0.133193">
            <text:p>0.13319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6"/>
          <table:table-cell office:value-type="float" office:value="0.126115">
            <text:p>0.126115</text:p>
          </table:table-cell>
          <table:table-cell table:number-columns-repeated="2"/>
          <table:table-cell office:value-type="float" office:value="101">
            <text:p>101</text:p>
          </table:table-cell>
          <table:table-cell table:number-columns-repeated="6"/>
          <table:table-cell office:value-type="float" office:value="0.126115">
            <text:p>0.12611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6"/>
          <table:table-cell office:value-type="float" office:value="0.119701">
            <text:p>0.119701</text:p>
          </table:table-cell>
          <table:table-cell table:number-columns-repeated="2"/>
          <table:table-cell office:value-type="float" office:value="102">
            <text:p>102</text:p>
          </table:table-cell>
          <table:table-cell table:number-columns-repeated="6"/>
          <table:table-cell office:value-type="float" office:value="0.119701">
            <text:p>0.11970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6"/>
          <table:table-cell office:value-type="float" office:value="0.113353">
            <text:p>0.113353</text:p>
          </table:table-cell>
          <table:table-cell table:number-columns-repeated="2"/>
          <table:table-cell office:value-type="float" office:value="103">
            <text:p>103</text:p>
          </table:table-cell>
          <table:table-cell table:number-columns-repeated="6"/>
          <table:table-cell office:value-type="float" office:value="0.113353">
            <text:p>0.11335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6"/>
          <table:table-cell office:value-type="float" office:value="0.107592">
            <text:p>0.107592</text:p>
          </table:table-cell>
          <table:table-cell table:number-columns-repeated="2"/>
          <table:table-cell office:value-type="float" office:value="104">
            <text:p>104</text:p>
          </table:table-cell>
          <table:table-cell table:number-columns-repeated="6"/>
          <table:table-cell office:value-type="float" office:value="0.107592">
            <text:p>0.10759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6"/>
          <table:table-cell office:value-type="float" office:value="0.101897">
            <text:p>0.101897</text:p>
          </table:table-cell>
          <table:table-cell table:number-columns-repeated="2"/>
          <table:table-cell office:value-type="float" office:value="105">
            <text:p>105</text:p>
          </table:table-cell>
          <table:table-cell table:number-columns-repeated="6"/>
          <table:table-cell office:value-type="float" office:value="0.101897">
            <text:p>0.10189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6"/>
          <table:table-cell office:value-type="float" office:value="0.096721">
            <text:p>0.096721</text:p>
          </table:table-cell>
          <table:table-cell table:number-columns-repeated="2"/>
          <table:table-cell office:value-type="float" office:value="106">
            <text:p>106</text:p>
          </table:table-cell>
          <table:table-cell table:number-columns-repeated="6"/>
          <table:table-cell office:value-type="float" office:value="0.096721">
            <text:p>0.09672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6"/>
          <table:table-cell office:value-type="float" office:value="0.091611">
            <text:p>0.091611</text:p>
          </table:table-cell>
          <table:table-cell table:number-columns-repeated="2"/>
          <table:table-cell office:value-type="float" office:value="107">
            <text:p>107</text:p>
          </table:table-cell>
          <table:table-cell table:number-columns-repeated="6"/>
          <table:table-cell office:value-type="float" office:value="0.091611">
            <text:p>0.09161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6"/>
          <table:table-cell office:value-type="float" office:value="0.08696">
            <text:p>0.08696</text:p>
          </table:table-cell>
          <table:table-cell table:number-columns-repeated="2"/>
          <table:table-cell office:value-type="float" office:value="108">
            <text:p>108</text:p>
          </table:table-cell>
          <table:table-cell table:number-columns-repeated="6"/>
          <table:table-cell office:value-type="float" office:value="0.08696">
            <text:p>0.0869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6"/>
          <table:table-cell office:value-type="float" office:value="0.082374">
            <text:p>0.082374</text:p>
          </table:table-cell>
          <table:table-cell table:number-columns-repeated="2"/>
          <table:table-cell office:value-type="float" office:value="109">
            <text:p>109</text:p>
          </table:table-cell>
          <table:table-cell table:number-columns-repeated="6"/>
          <table:table-cell office:value-type="float" office:value="0.082374">
            <text:p>0.08237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6"/>
          <table:table-cell office:value-type="float" office:value="0.078194">
            <text:p>0.078194</text:p>
          </table:table-cell>
          <table:table-cell table:number-columns-repeated="2"/>
          <table:table-cell office:value-type="float" office:value="110">
            <text:p>110</text:p>
          </table:table-cell>
          <table:table-cell table:number-columns-repeated="6"/>
          <table:table-cell office:value-type="float" office:value="0.078194">
            <text:p>0.07819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6"/>
          <table:table-cell office:value-type="float" office:value="0.074079">
            <text:p>0.074079</text:p>
          </table:table-cell>
          <table:table-cell table:number-columns-repeated="2"/>
          <table:table-cell office:value-type="float" office:value="111">
            <text:p>111</text:p>
          </table:table-cell>
          <table:table-cell table:number-columns-repeated="6"/>
          <table:table-cell office:value-type="float" office:value="0.074079">
            <text:p>0.07407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6"/>
          <table:table-cell office:value-type="float" office:value="0.070321">
            <text:p>0.070321</text:p>
          </table:table-cell>
          <table:table-cell table:number-columns-repeated="2"/>
          <table:table-cell office:value-type="float" office:value="112">
            <text:p>112</text:p>
          </table:table-cell>
          <table:table-cell table:number-columns-repeated="6"/>
          <table:table-cell office:value-type="float" office:value="0.070321">
            <text:p>0.07032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6"/>
          <table:table-cell office:value-type="float" office:value="0.066627">
            <text:p>0.066627</text:p>
          </table:table-cell>
          <table:table-cell table:number-columns-repeated="2"/>
          <table:table-cell office:value-type="float" office:value="113">
            <text:p>113</text:p>
          </table:table-cell>
          <table:table-cell table:number-columns-repeated="6"/>
          <table:table-cell office:value-type="float" office:value="0.066627">
            <text:p>0.06662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6"/>
          <table:table-cell office:value-type="float" office:value="0.063249">
            <text:p>0.063249</text:p>
          </table:table-cell>
          <table:table-cell table:number-columns-repeated="2"/>
          <table:table-cell office:value-type="float" office:value="114">
            <text:p>114</text:p>
          </table:table-cell>
          <table:table-cell table:number-columns-repeated="6"/>
          <table:table-cell office:value-type="float" office:value="0.063249">
            <text:p>0.06324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6"/>
          <table:table-cell office:value-type="float" office:value="0.059931">
            <text:p>0.059931</text:p>
          </table:table-cell>
          <table:table-cell table:number-columns-repeated="2"/>
          <table:table-cell office:value-type="float" office:value="115">
            <text:p>115</text:p>
          </table:table-cell>
          <table:table-cell table:number-columns-repeated="6"/>
          <table:table-cell office:value-type="float" office:value="0.059931">
            <text:p>0.05993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6"/>
          <table:table-cell office:value-type="float" office:value="0.056895">
            <text:p>0.056895</text:p>
          </table:table-cell>
          <table:table-cell table:number-columns-repeated="2"/>
          <table:table-cell office:value-type="float" office:value="116">
            <text:p>116</text:p>
          </table:table-cell>
          <table:table-cell table:number-columns-repeated="6"/>
          <table:table-cell office:value-type="float" office:value="0.056895">
            <text:p>0.05689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6"/>
          <table:table-cell office:value-type="float" office:value="0.053915">
            <text:p>0.053915</text:p>
          </table:table-cell>
          <table:table-cell table:number-columns-repeated="2"/>
          <table:table-cell office:value-type="float" office:value="117">
            <text:p>117</text:p>
          </table:table-cell>
          <table:table-cell table:number-columns-repeated="6"/>
          <table:table-cell office:value-type="float" office:value="0.053915">
            <text:p>0.05391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6"/>
          <table:table-cell office:value-type="float" office:value="0.051185">
            <text:p>0.051185</text:p>
          </table:table-cell>
          <table:table-cell table:number-columns-repeated="2"/>
          <table:table-cell office:value-type="float" office:value="118">
            <text:p>118</text:p>
          </table:table-cell>
          <table:table-cell table:number-columns-repeated="6"/>
          <table:table-cell office:value-type="float" office:value="0.051185">
            <text:p>0.05118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6"/>
          <table:table-cell office:value-type="float" office:value="0.048509">
            <text:p>0.048509</text:p>
          </table:table-cell>
          <table:table-cell table:number-columns-repeated="2"/>
          <table:table-cell office:value-type="float" office:value="119">
            <text:p>119</text:p>
          </table:table-cell>
          <table:table-cell table:number-columns-repeated="6"/>
          <table:table-cell office:value-type="float" office:value="0.048509">
            <text:p>0.04850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6"/>
          <table:table-cell office:value-type="float" office:value="0.046053">
            <text:p>0.046053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6"/>
          <table:table-cell office:value-type="float" office:value="0.046053">
            <text:p>0.04605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6"/>
          <table:table-cell office:value-type="float" office:value="0.043649">
            <text:p>0.043649</text:p>
          </table:table-cell>
          <table:table-cell table:number-columns-repeated="2"/>
          <table:table-cell office:value-type="float" office:value="121">
            <text:p>121</text:p>
          </table:table-cell>
          <table:table-cell table:number-columns-repeated="6"/>
          <table:table-cell office:value-type="float" office:value="0.043649">
            <text:p>0.04364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6"/>
          <table:table-cell office:value-type="float" office:value="0.04144">
            <text:p>0.04144</text:p>
          </table:table-cell>
          <table:table-cell table:number-columns-repeated="2"/>
          <table:table-cell office:value-type="float" office:value="122">
            <text:p>122</text:p>
          </table:table-cell>
          <table:table-cell table:number-columns-repeated="6"/>
          <table:table-cell office:value-type="float" office:value="0.04144">
            <text:p>0.0414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6"/>
          <table:table-cell office:value-type="float" office:value="0.03928">
            <text:p>0.03928</text:p>
          </table:table-cell>
          <table:table-cell table:number-columns-repeated="2"/>
          <table:table-cell office:value-type="float" office:value="123">
            <text:p>123</text:p>
          </table:table-cell>
          <table:table-cell table:number-columns-repeated="6"/>
          <table:table-cell office:value-type="float" office:value="0.03928">
            <text:p>0.0392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6"/>
          <table:table-cell office:value-type="float" office:value="0.037293">
            <text:p>0.037293</text:p>
          </table:table-cell>
          <table:table-cell table:number-columns-repeated="2"/>
          <table:table-cell office:value-type="float" office:value="124">
            <text:p>124</text:p>
          </table:table-cell>
          <table:table-cell table:number-columns-repeated="6"/>
          <table:table-cell office:value-type="float" office:value="0.037293">
            <text:p>0.03729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6"/>
          <table:table-cell office:value-type="float" office:value="0.035352">
            <text:p>0.035352</text:p>
          </table:table-cell>
          <table:table-cell table:number-columns-repeated="2"/>
          <table:table-cell office:value-type="float" office:value="125">
            <text:p>125</text:p>
          </table:table-cell>
          <table:table-cell table:number-columns-repeated="6"/>
          <table:table-cell office:value-type="float" office:value="0.035352">
            <text:p>0.03535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6"/>
          <table:table-cell office:value-type="float" office:value="0.033565">
            <text:p>0.033565</text:p>
          </table:table-cell>
          <table:table-cell table:number-columns-repeated="2"/>
          <table:table-cell office:value-type="float" office:value="126">
            <text:p>126</text:p>
          </table:table-cell>
          <table:table-cell table:number-columns-repeated="6"/>
          <table:table-cell office:value-type="float" office:value="0.033565">
            <text:p>0.03356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6"/>
          <table:table-cell office:value-type="float" office:value="0.03182">
            <text:p>0.03182</text:p>
          </table:table-cell>
          <table:table-cell table:number-columns-repeated="2"/>
          <table:table-cell office:value-type="float" office:value="127">
            <text:p>127</text:p>
          </table:table-cell>
          <table:table-cell table:number-columns-repeated="6"/>
          <table:table-cell office:value-type="float" office:value="0.03182">
            <text:p>0.0318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6"/>
          <table:table-cell office:value-type="float" office:value="0.030212">
            <text:p>0.030212</text:p>
          </table:table-cell>
          <table:table-cell table:number-columns-repeated="2"/>
          <table:table-cell office:value-type="float" office:value="128">
            <text:p>128</text:p>
          </table:table-cell>
          <table:table-cell table:number-columns-repeated="6"/>
          <table:table-cell office:value-type="float" office:value="0.030212">
            <text:p>0.03021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6"/>
          <table:table-cell office:value-type="float" office:value="0.028644">
            <text:p>0.028644</text:p>
          </table:table-cell>
          <table:table-cell table:number-columns-repeated="2"/>
          <table:table-cell office:value-type="float" office:value="129">
            <text:p>129</text:p>
          </table:table-cell>
          <table:table-cell table:number-columns-repeated="6"/>
          <table:table-cell office:value-type="float" office:value="0.028644">
            <text:p>0.02864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6"/>
          <table:table-cell office:value-type="float" office:value="0.027197">
            <text:p>0.027197</text:p>
          </table:table-cell>
          <table:table-cell table:number-columns-repeated="2"/>
          <table:table-cell office:value-type="float" office:value="130">
            <text:p>130</text:p>
          </table:table-cell>
          <table:table-cell table:number-columns-repeated="6"/>
          <table:table-cell office:value-type="float" office:value="0.027197">
            <text:p>0.02719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6"/>
          <table:table-cell office:value-type="float" office:value="0.025787">
            <text:p>0.025787</text:p>
          </table:table-cell>
          <table:table-cell table:number-columns-repeated="2"/>
          <table:table-cell office:value-type="float" office:value="131">
            <text:p>131</text:p>
          </table:table-cell>
          <table:table-cell table:number-columns-repeated="6"/>
          <table:table-cell office:value-type="float" office:value="0.025787">
            <text:p>0.02578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6"/>
          <table:table-cell office:value-type="float" office:value="0.024485">
            <text:p>0.024485</text:p>
          </table:table-cell>
          <table:table-cell table:number-columns-repeated="2"/>
          <table:table-cell office:value-type="float" office:value="132">
            <text:p>132</text:p>
          </table:table-cell>
          <table:table-cell table:number-columns-repeated="6"/>
          <table:table-cell office:value-type="float" office:value="0.024485">
            <text:p>0.02448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6"/>
          <table:table-cell office:value-type="float" office:value="0.023217">
            <text:p>0.023217</text:p>
          </table:table-cell>
          <table:table-cell table:number-columns-repeated="2"/>
          <table:table-cell office:value-type="float" office:value="133">
            <text:p>133</text:p>
          </table:table-cell>
          <table:table-cell table:number-columns-repeated="6"/>
          <table:table-cell office:value-type="float" office:value="0.023217">
            <text:p>0.02321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6"/>
          <table:table-cell office:value-type="float" office:value="0.022045">
            <text:p>0.022045</text:p>
          </table:table-cell>
          <table:table-cell table:number-columns-repeated="2"/>
          <table:table-cell office:value-type="float" office:value="134">
            <text:p>134</text:p>
          </table:table-cell>
          <table:table-cell table:number-columns-repeated="6"/>
          <table:table-cell office:value-type="float" office:value="0.022045">
            <text:p>0.02204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6"/>
          <table:table-cell office:value-type="float" office:value="0.020905">
            <text:p>0.020905</text:p>
          </table:table-cell>
          <table:table-cell table:number-columns-repeated="2"/>
          <table:table-cell office:value-type="float" office:value="135">
            <text:p>135</text:p>
          </table:table-cell>
          <table:table-cell table:number-columns-repeated="6"/>
          <table:table-cell office:value-type="float" office:value="0.020905">
            <text:p>0.02090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6"/>
          <table:table-cell office:value-type="float" office:value="0.01985">
            <text:p>0.01985</text:p>
          </table:table-cell>
          <table:table-cell table:number-columns-repeated="2"/>
          <table:table-cell office:value-type="float" office:value="136">
            <text:p>136</text:p>
          </table:table-cell>
          <table:table-cell table:number-columns-repeated="6"/>
          <table:table-cell office:value-type="float" office:value="0.01985">
            <text:p>0.0198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6"/>
          <table:table-cell office:value-type="float" office:value="0.018825">
            <text:p>0.018825</text:p>
          </table:table-cell>
          <table:table-cell table:number-columns-repeated="2"/>
          <table:table-cell office:value-type="float" office:value="137">
            <text:p>137</text:p>
          </table:table-cell>
          <table:table-cell table:number-columns-repeated="6"/>
          <table:table-cell office:value-type="float" office:value="0.018825">
            <text:p>0.01882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6"/>
          <table:table-cell office:value-type="float" office:value="0.017875">
            <text:p>0.017875</text:p>
          </table:table-cell>
          <table:table-cell table:number-columns-repeated="2"/>
          <table:table-cell office:value-type="float" office:value="138">
            <text:p>138</text:p>
          </table:table-cell>
          <table:table-cell table:number-columns-repeated="6"/>
          <table:table-cell office:value-type="float" office:value="0.017875">
            <text:p>0.01787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number-columns-repeated="6"/>
          <table:table-cell office:value-type="float" office:value="0.016953">
            <text:p>0.016953</text:p>
          </table:table-cell>
          <table:table-cell table:number-columns-repeated="2"/>
          <table:table-cell office:value-type="float" office:value="139">
            <text:p>139</text:p>
          </table:table-cell>
          <table:table-cell table:number-columns-repeated="6"/>
          <table:table-cell office:value-type="float" office:value="0.016953">
            <text:p>0.01695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6"/>
          <table:table-cell office:value-type="float" office:value="0.016098">
            <text:p>0.016098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6"/>
          <table:table-cell office:value-type="float" office:value="0.016098">
            <text:p>0.01609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6"/>
          <table:table-cell office:value-type="float" office:value="0.015269">
            <text:p>0.015269</text:p>
          </table:table-cell>
          <table:table-cell table:number-columns-repeated="2"/>
          <table:table-cell office:value-type="float" office:value="141">
            <text:p>141</text:p>
          </table:table-cell>
          <table:table-cell table:number-columns-repeated="6"/>
          <table:table-cell office:value-type="float" office:value="0.015269">
            <text:p>0.01526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6"/>
          <table:table-cell office:value-type="float" office:value="0.014499">
            <text:p>0.014499</text:p>
          </table:table-cell>
          <table:table-cell table:number-columns-repeated="2"/>
          <table:table-cell office:value-type="float" office:value="142">
            <text:p>142</text:p>
          </table:table-cell>
          <table:table-cell table:number-columns-repeated="6"/>
          <table:table-cell office:value-type="float" office:value="0.014499">
            <text:p>0.01449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6"/>
          <table:table-cell office:value-type="float" office:value="0.013753">
            <text:p>0.013753</text:p>
          </table:table-cell>
          <table:table-cell table:number-columns-repeated="2"/>
          <table:table-cell office:value-type="float" office:value="143">
            <text:p>143</text:p>
          </table:table-cell>
          <table:table-cell table:number-columns-repeated="6"/>
          <table:table-cell office:value-type="float" office:value="0.013753">
            <text:p>0.01375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6"/>
          <table:table-cell office:value-type="float" office:value="0.01306">
            <text:p>0.01306</text:p>
          </table:table-cell>
          <table:table-cell table:number-columns-repeated="2"/>
          <table:table-cell office:value-type="float" office:value="144">
            <text:p>144</text:p>
          </table:table-cell>
          <table:table-cell table:number-columns-repeated="6"/>
          <table:table-cell office:value-type="float" office:value="0.01306">
            <text:p>0.0130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number-columns-repeated="6"/>
          <table:table-cell office:value-type="float" office:value="0.012388">
            <text:p>0.012388</text:p>
          </table:table-cell>
          <table:table-cell table:number-columns-repeated="2"/>
          <table:table-cell office:value-type="float" office:value="145">
            <text:p>145</text:p>
          </table:table-cell>
          <table:table-cell table:number-columns-repeated="6"/>
          <table:table-cell office:value-type="float" office:value="0.012388">
            <text:p>0.01238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6"/>
          <table:table-cell office:value-type="float" office:value="0.011764">
            <text:p>0.011764</text:p>
          </table:table-cell>
          <table:table-cell table:number-columns-repeated="2"/>
          <table:table-cell office:value-type="float" office:value="146">
            <text:p>146</text:p>
          </table:table-cell>
          <table:table-cell table:number-columns-repeated="6"/>
          <table:table-cell office:value-type="float" office:value="0.011764">
            <text:p>0.01176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6"/>
          <table:table-cell office:value-type="float" office:value="0.01116">
            <text:p>0.01116</text:p>
          </table:table-cell>
          <table:table-cell table:number-columns-repeated="2"/>
          <table:table-cell office:value-type="float" office:value="147">
            <text:p>147</text:p>
          </table:table-cell>
          <table:table-cell table:number-columns-repeated="6"/>
          <table:table-cell office:value-type="float" office:value="0.01116">
            <text:p>0.0111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6"/>
          <table:table-cell office:value-type="float" office:value="0.010597">
            <text:p>0.010597</text:p>
          </table:table-cell>
          <table:table-cell table:number-columns-repeated="2"/>
          <table:table-cell office:value-type="float" office:value="148">
            <text:p>148</text:p>
          </table:table-cell>
          <table:table-cell table:number-columns-repeated="6"/>
          <table:table-cell office:value-type="float" office:value="0.010597">
            <text:p>0.01059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6"/>
          <table:table-cell office:value-type="float" office:value="0.010054">
            <text:p>0.010054</text:p>
          </table:table-cell>
          <table:table-cell table:number-columns-repeated="2"/>
          <table:table-cell office:value-type="float" office:value="149">
            <text:p>149</text:p>
          </table:table-cell>
          <table:table-cell table:number-columns-repeated="6"/>
          <table:table-cell office:value-type="float" office:value="0.010054">
            <text:p>0.0100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6"/>
          <table:table-cell office:value-type="float" office:value="0.009547">
            <text:p>0.009547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6"/>
          <table:table-cell office:value-type="float" office:value="0.009547">
            <text:p>0.00954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6"/>
          <table:table-cell office:value-type="float" office:value="0.009058">
            <text:p>0.009058</text:p>
          </table:table-cell>
          <table:table-cell table:number-columns-repeated="2"/>
          <table:table-cell office:value-type="float" office:value="151">
            <text:p>151</text:p>
          </table:table-cell>
          <table:table-cell table:number-columns-repeated="6"/>
          <table:table-cell office:value-type="float" office:value="0.009058">
            <text:p>0.00905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6"/>
          <table:table-cell office:value-type="float" office:value="0.008602">
            <text:p>0.008602</text:p>
          </table:table-cell>
          <table:table-cell table:number-columns-repeated="2"/>
          <table:table-cell office:value-type="float" office:value="152">
            <text:p>152</text:p>
          </table:table-cell>
          <table:table-cell table:number-columns-repeated="6"/>
          <table:table-cell office:value-type="float" office:value="0.008602">
            <text:p>0.00860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6"/>
          <table:table-cell office:value-type="float" office:value="0.008161">
            <text:p>0.008161</text:p>
          </table:table-cell>
          <table:table-cell table:number-columns-repeated="2"/>
          <table:table-cell office:value-type="float" office:value="153">
            <text:p>153</text:p>
          </table:table-cell>
          <table:table-cell table:number-columns-repeated="6"/>
          <table:table-cell office:value-type="float" office:value="0.008161">
            <text:p>0.00816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6"/>
          <table:table-cell office:value-type="float" office:value="0.00775">
            <text:p>0.00775</text:p>
          </table:table-cell>
          <table:table-cell table:number-columns-repeated="2"/>
          <table:table-cell office:value-type="float" office:value="154">
            <text:p>154</text:p>
          </table:table-cell>
          <table:table-cell table:number-columns-repeated="6"/>
          <table:table-cell office:value-type="float" office:value="0.00775">
            <text:p>0.0077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6"/>
          <table:table-cell office:value-type="float" office:value="0.007354">
            <text:p>0.007354</text:p>
          </table:table-cell>
          <table:table-cell table:number-columns-repeated="2"/>
          <table:table-cell office:value-type="float" office:value="155">
            <text:p>155</text:p>
          </table:table-cell>
          <table:table-cell table:number-columns-repeated="6"/>
          <table:table-cell office:value-type="float" office:value="0.007354">
            <text:p>0.00735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6"/>
          <table:table-cell office:value-type="float" office:value="0.006984">
            <text:p>0.006984</text:p>
          </table:table-cell>
          <table:table-cell table:number-columns-repeated="2"/>
          <table:table-cell office:value-type="float" office:value="156">
            <text:p>156</text:p>
          </table:table-cell>
          <table:table-cell table:number-columns-repeated="6"/>
          <table:table-cell office:value-type="float" office:value="0.006984">
            <text:p>0.00698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6"/>
          <table:table-cell office:value-type="float" office:value="0.006627">
            <text:p>0.006627</text:p>
          </table:table-cell>
          <table:table-cell table:number-columns-repeated="2"/>
          <table:table-cell office:value-type="float" office:value="157">
            <text:p>157</text:p>
          </table:table-cell>
          <table:table-cell table:number-columns-repeated="6"/>
          <table:table-cell office:value-type="float" office:value="0.006627">
            <text:p>0.00662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6"/>
          <table:table-cell office:value-type="float" office:value="0.006293">
            <text:p>0.006293</text:p>
          </table:table-cell>
          <table:table-cell table:number-columns-repeated="2"/>
          <table:table-cell office:value-type="float" office:value="158">
            <text:p>158</text:p>
          </table:table-cell>
          <table:table-cell table:number-columns-repeated="6"/>
          <table:table-cell office:value-type="float" office:value="0.006293">
            <text:p>0.00629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6"/>
          <table:table-cell office:value-type="float" office:value="0.005972">
            <text:p>0.005972</text:p>
          </table:table-cell>
          <table:table-cell table:number-columns-repeated="2"/>
          <table:table-cell office:value-type="float" office:value="159">
            <text:p>159</text:p>
          </table:table-cell>
          <table:table-cell table:number-columns-repeated="6"/>
          <table:table-cell office:value-type="float" office:value="0.005972">
            <text:p>0.00597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6"/>
          <table:table-cell office:value-type="float" office:value="0.005671">
            <text:p>0.005671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6"/>
          <table:table-cell office:value-type="float" office:value="0.005671">
            <text:p>0.00567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6"/>
          <table:table-cell office:value-type="float" office:value="0.005382">
            <text:p>0.005382</text:p>
          </table:table-cell>
          <table:table-cell table:number-columns-repeated="2"/>
          <table:table-cell office:value-type="float" office:value="161">
            <text:p>161</text:p>
          </table:table-cell>
          <table:table-cell table:number-columns-repeated="6"/>
          <table:table-cell office:value-type="float" office:value="0.005382">
            <text:p>0.00538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6"/>
          <table:table-cell office:value-type="float" office:value="0.005111">
            <text:p>0.005111</text:p>
          </table:table-cell>
          <table:table-cell table:number-columns-repeated="2"/>
          <table:table-cell office:value-type="float" office:value="162">
            <text:p>162</text:p>
          </table:table-cell>
          <table:table-cell table:number-columns-repeated="6"/>
          <table:table-cell office:value-type="float" office:value="0.005111">
            <text:p>0.00511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6"/>
          <table:table-cell office:value-type="float" office:value="0.00485">
            <text:p>0.00485</text:p>
          </table:table-cell>
          <table:table-cell table:number-columns-repeated="2"/>
          <table:table-cell office:value-type="float" office:value="163">
            <text:p>163</text:p>
          </table:table-cell>
          <table:table-cell table:number-columns-repeated="6"/>
          <table:table-cell office:value-type="float" office:value="0.00485">
            <text:p>0.0048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6"/>
          <table:table-cell office:value-type="float" office:value="0.004607">
            <text:p>0.004607</text:p>
          </table:table-cell>
          <table:table-cell table:number-columns-repeated="2"/>
          <table:table-cell office:value-type="float" office:value="164">
            <text:p>164</text:p>
          </table:table-cell>
          <table:table-cell table:number-columns-repeated="6"/>
          <table:table-cell office:value-type="float" office:value="0.004607">
            <text:p>0.00460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6"/>
          <table:table-cell office:value-type="float" office:value="0.004372">
            <text:p>0.004372</text:p>
          </table:table-cell>
          <table:table-cell table:number-columns-repeated="2"/>
          <table:table-cell office:value-type="float" office:value="165">
            <text:p>165</text:p>
          </table:table-cell>
          <table:table-cell table:number-columns-repeated="6"/>
          <table:table-cell office:value-type="float" office:value="0.004372">
            <text:p>0.00437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6"/>
          <table:table-cell office:value-type="float" office:value="0.004152">
            <text:p>0.004152</text:p>
          </table:table-cell>
          <table:table-cell table:number-columns-repeated="2"/>
          <table:table-cell office:value-type="float" office:value="166">
            <text:p>166</text:p>
          </table:table-cell>
          <table:table-cell table:number-columns-repeated="6"/>
          <table:table-cell office:value-type="float" office:value="0.004152">
            <text:p>0.00415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6"/>
          <table:table-cell office:value-type="float" office:value="0.003941">
            <text:p>0.003941</text:p>
          </table:table-cell>
          <table:table-cell table:number-columns-repeated="2"/>
          <table:table-cell office:value-type="float" office:value="167">
            <text:p>167</text:p>
          </table:table-cell>
          <table:table-cell table:number-columns-repeated="6"/>
          <table:table-cell office:value-type="float" office:value="0.003941">
            <text:p>0.00394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6"/>
          <table:table-cell office:value-type="float" office:value="0.003742">
            <text:p>0.003742</text:p>
          </table:table-cell>
          <table:table-cell table:number-columns-repeated="2"/>
          <table:table-cell office:value-type="float" office:value="168">
            <text:p>168</text:p>
          </table:table-cell>
          <table:table-cell table:number-columns-repeated="6"/>
          <table:table-cell office:value-type="float" office:value="0.003742">
            <text:p>0.00374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6"/>
          <table:table-cell office:value-type="float" office:value="0.003552">
            <text:p>0.003552</text:p>
          </table:table-cell>
          <table:table-cell table:number-columns-repeated="2"/>
          <table:table-cell office:value-type="float" office:value="169">
            <text:p>169</text:p>
          </table:table-cell>
          <table:table-cell table:number-columns-repeated="6"/>
          <table:table-cell office:value-type="float" office:value="0.003552">
            <text:p>0.00355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6"/>
          <table:table-cell office:value-type="float" office:value="0.003373">
            <text:p>0.003373</text:p>
          </table:table-cell>
          <table:table-cell table:number-columns-repeated="2"/>
          <table:table-cell office:value-type="float" office:value="170">
            <text:p>170</text:p>
          </table:table-cell>
          <table:table-cell table:number-columns-repeated="6"/>
          <table:table-cell office:value-type="float" office:value="0.003373">
            <text:p>0.0033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6"/>
          <table:table-cell office:value-type="float" office:value="0.003202">
            <text:p>0.003202</text:p>
          </table:table-cell>
          <table:table-cell table:number-columns-repeated="2"/>
          <table:table-cell office:value-type="float" office:value="171">
            <text:p>171</text:p>
          </table:table-cell>
          <table:table-cell table:number-columns-repeated="6"/>
          <table:table-cell office:value-type="float" office:value="0.003202">
            <text:p>0.00320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6"/>
          <table:table-cell office:value-type="float" office:value="0.003041">
            <text:p>0.003041</text:p>
          </table:table-cell>
          <table:table-cell table:number-columns-repeated="2"/>
          <table:table-cell office:value-type="float" office:value="172">
            <text:p>172</text:p>
          </table:table-cell>
          <table:table-cell table:number-columns-repeated="6"/>
          <table:table-cell office:value-type="float" office:value="0.003041">
            <text:p>0.00304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6"/>
          <table:table-cell office:value-type="float" office:value="0.002886">
            <text:p>0.002886</text:p>
          </table:table-cell>
          <table:table-cell table:number-columns-repeated="2"/>
          <table:table-cell office:value-type="float" office:value="173">
            <text:p>173</text:p>
          </table:table-cell>
          <table:table-cell table:number-columns-repeated="6"/>
          <table:table-cell office:value-type="float" office:value="0.002886">
            <text:p>0.00288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6"/>
          <table:table-cell office:value-type="float" office:value="0.002741">
            <text:p>0.002741</text:p>
          </table:table-cell>
          <table:table-cell table:number-columns-repeated="2"/>
          <table:table-cell office:value-type="float" office:value="174">
            <text:p>174</text:p>
          </table:table-cell>
          <table:table-cell table:number-columns-repeated="6"/>
          <table:table-cell office:value-type="float" office:value="0.002741">
            <text:p>0.00274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6"/>
          <table:table-cell office:value-type="float" office:value="0.002602">
            <text:p>0.002602</text:p>
          </table:table-cell>
          <table:table-cell table:number-columns-repeated="2"/>
          <table:table-cell office:value-type="float" office:value="175">
            <text:p>175</text:p>
          </table:table-cell>
          <table:table-cell table:number-columns-repeated="6"/>
          <table:table-cell office:value-type="float" office:value="0.002602">
            <text:p>0.00260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6"/>
          <table:table-cell office:value-type="float" office:value="0.002471">
            <text:p>0.002471</text:p>
          </table:table-cell>
          <table:table-cell table:number-columns-repeated="2"/>
          <table:table-cell office:value-type="float" office:value="176">
            <text:p>176</text:p>
          </table:table-cell>
          <table:table-cell table:number-columns-repeated="6"/>
          <table:table-cell office:value-type="float" office:value="0.002471">
            <text:p>0.00247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6"/>
          <table:table-cell office:value-type="float" office:value="0.002346">
            <text:p>0.002346</text:p>
          </table:table-cell>
          <table:table-cell table:number-columns-repeated="2"/>
          <table:table-cell office:value-type="float" office:value="177">
            <text:p>177</text:p>
          </table:table-cell>
          <table:table-cell table:number-columns-repeated="6"/>
          <table:table-cell office:value-type="float" office:value="0.002346">
            <text:p>0.00234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6"/>
          <table:table-cell office:value-type="float" office:value="0.002228">
            <text:p>0.002228</text:p>
          </table:table-cell>
          <table:table-cell table:number-columns-repeated="2"/>
          <table:table-cell office:value-type="float" office:value="178">
            <text:p>178</text:p>
          </table:table-cell>
          <table:table-cell table:number-columns-repeated="6"/>
          <table:table-cell office:value-type="float" office:value="0.002228">
            <text:p>0.00222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6"/>
          <table:table-cell office:value-type="float" office:value="0.002115">
            <text:p>0.002115</text:p>
          </table:table-cell>
          <table:table-cell table:number-columns-repeated="2"/>
          <table:table-cell office:value-type="float" office:value="179">
            <text:p>179</text:p>
          </table:table-cell>
          <table:table-cell table:number-columns-repeated="6"/>
          <table:table-cell office:value-type="float" office:value="0.002115">
            <text:p>0.00211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6"/>
          <table:table-cell office:value-type="float" office:value="0.002009">
            <text:p>0.002009</text:p>
          </table:table-cell>
          <table:table-cell table:number-columns-repeated="2"/>
          <table:table-cell office:value-type="float" office:value="180">
            <text:p>180</text:p>
          </table:table-cell>
          <table:table-cell table:number-columns-repeated="6"/>
          <table:table-cell office:value-type="float" office:value="0.002009">
            <text:p>0.00200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6"/>
          <table:table-cell office:value-type="float" office:value="0.001907">
            <text:p>0.001907</text:p>
          </table:table-cell>
          <table:table-cell table:number-columns-repeated="2"/>
          <table:table-cell office:value-type="float" office:value="181">
            <text:p>181</text:p>
          </table:table-cell>
          <table:table-cell table:number-columns-repeated="6"/>
          <table:table-cell office:value-type="float" office:value="0.001907">
            <text:p>0.00190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6"/>
          <table:table-cell office:value-type="float" office:value="0.001811">
            <text:p>0.001811</text:p>
          </table:table-cell>
          <table:table-cell table:number-columns-repeated="2"/>
          <table:table-cell office:value-type="float" office:value="182">
            <text:p>182</text:p>
          </table:table-cell>
          <table:table-cell table:number-columns-repeated="6"/>
          <table:table-cell office:value-type="float" office:value="0.001811">
            <text:p>0.00181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6"/>
          <table:table-cell office:value-type="float" office:value="0.001719">
            <text:p>0.001719</text:p>
          </table:table-cell>
          <table:table-cell table:number-columns-repeated="2"/>
          <table:table-cell office:value-type="float" office:value="183">
            <text:p>183</text:p>
          </table:table-cell>
          <table:table-cell table:number-columns-repeated="6"/>
          <table:table-cell office:value-type="float" office:value="0.001719">
            <text:p>0.00171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6"/>
          <table:table-cell office:value-type="float" office:value="0.001633">
            <text:p>0.001633</text:p>
          </table:table-cell>
          <table:table-cell table:number-columns-repeated="2"/>
          <table:table-cell office:value-type="float" office:value="184">
            <text:p>184</text:p>
          </table:table-cell>
          <table:table-cell table:number-columns-repeated="6"/>
          <table:table-cell office:value-type="float" office:value="0.001633">
            <text:p>0.00163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6"/>
          <table:table-cell office:value-type="float" office:value="0.00155">
            <text:p>0.00155</text:p>
          </table:table-cell>
          <table:table-cell table:number-columns-repeated="2"/>
          <table:table-cell office:value-type="float" office:value="185">
            <text:p>185</text:p>
          </table:table-cell>
          <table:table-cell table:number-columns-repeated="6"/>
          <table:table-cell office:value-type="float" office:value="0.00155">
            <text:p>0.0015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6"/>
          <table:table-cell office:value-type="float" office:value="0.001473">
            <text:p>0.001473</text:p>
          </table:table-cell>
          <table:table-cell table:number-columns-repeated="2"/>
          <table:table-cell office:value-type="float" office:value="186">
            <text:p>186</text:p>
          </table:table-cell>
          <table:table-cell table:number-columns-repeated="6"/>
          <table:table-cell office:value-type="float" office:value="0.001473">
            <text:p>0.00147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6"/>
          <table:table-cell office:value-type="float" office:value="0.001398">
            <text:p>0.001398</text:p>
          </table:table-cell>
          <table:table-cell table:number-columns-repeated="2"/>
          <table:table-cell office:value-type="float" office:value="187">
            <text:p>187</text:p>
          </table:table-cell>
          <table:table-cell table:number-columns-repeated="6"/>
          <table:table-cell office:value-type="float" office:value="0.001398">
            <text:p>0.00139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6"/>
          <table:table-cell office:value-type="float" office:value="0.001328">
            <text:p>0.001328</text:p>
          </table:table-cell>
          <table:table-cell table:number-columns-repeated="2"/>
          <table:table-cell office:value-type="float" office:value="188">
            <text:p>188</text:p>
          </table:table-cell>
          <table:table-cell table:number-columns-repeated="6"/>
          <table:table-cell office:value-type="float" office:value="0.001328">
            <text:p>0.00132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6"/>
          <table:table-cell office:value-type="float" office:value="0.001261">
            <text:p>0.001261</text:p>
          </table:table-cell>
          <table:table-cell table:number-columns-repeated="2"/>
          <table:table-cell office:value-type="float" office:value="189">
            <text:p>189</text:p>
          </table:table-cell>
          <table:table-cell table:number-columns-repeated="6"/>
          <table:table-cell office:value-type="float" office:value="0.001261">
            <text:p>0.00126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6"/>
          <table:table-cell office:value-type="float" office:value="0.001197">
            <text:p>0.001197</text:p>
          </table:table-cell>
          <table:table-cell table:number-columns-repeated="2"/>
          <table:table-cell office:value-type="float" office:value="190">
            <text:p>190</text:p>
          </table:table-cell>
          <table:table-cell table:number-columns-repeated="6"/>
          <table:table-cell office:value-type="float" office:value="0.001197">
            <text:p>0.00119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6"/>
          <table:table-cell office:value-type="float" office:value="0.001137">
            <text:p>0.001137</text:p>
          </table:table-cell>
          <table:table-cell table:number-columns-repeated="2"/>
          <table:table-cell office:value-type="float" office:value="191">
            <text:p>191</text:p>
          </table:table-cell>
          <table:table-cell table:number-columns-repeated="6"/>
          <table:table-cell office:value-type="float" office:value="0.001137">
            <text:p>0.00113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6"/>
          <table:table-cell office:value-type="float" office:value="0.00108">
            <text:p>0.00108</text:p>
          </table:table-cell>
          <table:table-cell table:number-columns-repeated="2"/>
          <table:table-cell office:value-type="float" office:value="192">
            <text:p>192</text:p>
          </table:table-cell>
          <table:table-cell table:number-columns-repeated="6"/>
          <table:table-cell office:value-type="float" office:value="0.00108">
            <text:p>0.0010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6"/>
          <table:table-cell office:value-type="float" office:value="0.001025">
            <text:p>0.001025</text:p>
          </table:table-cell>
          <table:table-cell table:number-columns-repeated="2"/>
          <table:table-cell office:value-type="float" office:value="193">
            <text:p>193</text:p>
          </table:table-cell>
          <table:table-cell table:number-columns-repeated="6"/>
          <table:table-cell office:value-type="float" office:value="0.001025">
            <text:p>0.00102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6"/>
          <table:table-cell office:value-type="float" office:value="0.000974">
            <text:p>0.000974</text:p>
          </table:table-cell>
          <table:table-cell table:number-columns-repeated="2"/>
          <table:table-cell office:value-type="float" office:value="194">
            <text:p>194</text:p>
          </table:table-cell>
          <table:table-cell table:number-columns-repeated="6"/>
          <table:table-cell office:value-type="float" office:value="0.000974">
            <text:p>0.00097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6"/>
          <table:table-cell office:value-type="float" office:value="0.000925">
            <text:p>0.000925</text:p>
          </table:table-cell>
          <table:table-cell table:number-columns-repeated="2"/>
          <table:table-cell office:value-type="float" office:value="195">
            <text:p>195</text:p>
          </table:table-cell>
          <table:table-cell table:number-columns-repeated="6"/>
          <table:table-cell office:value-type="float" office:value="0.000925">
            <text:p>0.00092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6"/>
          <table:table-cell office:value-type="float" office:value="0.000878">
            <text:p>0.000878</text:p>
          </table:table-cell>
          <table:table-cell table:number-columns-repeated="2"/>
          <table:table-cell office:value-type="float" office:value="196">
            <text:p>196</text:p>
          </table:table-cell>
          <table:table-cell table:number-columns-repeated="6"/>
          <table:table-cell office:value-type="float" office:value="0.000878">
            <text:p>0.00087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6"/>
          <table:table-cell office:value-type="float" office:value="0.000834">
            <text:p>0.000834</text:p>
          </table:table-cell>
          <table:table-cell table:number-columns-repeated="2"/>
          <table:table-cell office:value-type="float" office:value="197">
            <text:p>197</text:p>
          </table:table-cell>
          <table:table-cell table:number-columns-repeated="6"/>
          <table:table-cell office:value-type="float" office:value="0.000834">
            <text:p>0.00083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6"/>
          <table:table-cell office:value-type="float" office:value="0.000792">
            <text:p>0.000792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6"/>
          <table:table-cell office:value-type="float" office:value="0.000792">
            <text:p>0.00079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6"/>
          <table:table-cell office:value-type="float" office:value="0.000752">
            <text:p>0.000752</text:p>
          </table:table-cell>
          <table:table-cell table:number-columns-repeated="2"/>
          <table:table-cell office:value-type="float" office:value="199">
            <text:p>199</text:p>
          </table:table-cell>
          <table:table-cell table:number-columns-repeated="6"/>
          <table:table-cell office:value-type="float" office:value="0.000752">
            <text:p>0.00075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6"/>
          <table:table-cell office:value-type="float" office:value="0.000714">
            <text:p>0.000714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6"/>
          <table:table-cell office:value-type="float" office:value="0.000714">
            <text:p>0.00071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6"/>
          <table:table-cell office:value-type="float" office:value="0.000678">
            <text:p>0.000678</text:p>
          </table:table-cell>
          <table:table-cell table:number-columns-repeated="2"/>
          <table:table-cell office:value-type="float" office:value="201">
            <text:p>201</text:p>
          </table:table-cell>
          <table:table-cell table:number-columns-repeated="6"/>
          <table:table-cell office:value-type="float" office:value="0.000678">
            <text:p>0.00067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6"/>
          <table:table-cell office:value-type="float" office:value="0.000644">
            <text:p>0.000644</text:p>
          </table:table-cell>
          <table:table-cell table:number-columns-repeated="2"/>
          <table:table-cell office:value-type="float" office:value="202">
            <text:p>202</text:p>
          </table:table-cell>
          <table:table-cell table:number-columns-repeated="6"/>
          <table:table-cell office:value-type="float" office:value="0.000644">
            <text:p>0.00064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6"/>
          <table:table-cell office:value-type="float" office:value="0.000612">
            <text:p>0.000612</text:p>
          </table:table-cell>
          <table:table-cell table:number-columns-repeated="2"/>
          <table:table-cell office:value-type="float" office:value="203">
            <text:p>203</text:p>
          </table:table-cell>
          <table:table-cell table:number-columns-repeated="6"/>
          <table:table-cell office:value-type="float" office:value="0.000612">
            <text:p>0.00061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6"/>
          <table:table-cell office:value-type="float" office:value="0.000581">
            <text:p>0.000581</text:p>
          </table:table-cell>
          <table:table-cell table:number-columns-repeated="2"/>
          <table:table-cell office:value-type="float" office:value="204">
            <text:p>204</text:p>
          </table:table-cell>
          <table:table-cell table:number-columns-repeated="6"/>
          <table:table-cell office:value-type="float" office:value="0.000581">
            <text:p>0.00058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6"/>
          <table:table-cell office:value-type="float" office:value="0.000552">
            <text:p>0.000552</text:p>
          </table:table-cell>
          <table:table-cell table:number-columns-repeated="2"/>
          <table:table-cell office:value-type="float" office:value="205">
            <text:p>205</text:p>
          </table:table-cell>
          <table:table-cell table:number-columns-repeated="6"/>
          <table:table-cell office:value-type="float" office:value="0.000552">
            <text:p>0.00055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6"/>
          <table:table-cell office:value-type="float" office:value="0.000524">
            <text:p>0.000524</text:p>
          </table:table-cell>
          <table:table-cell table:number-columns-repeated="2"/>
          <table:table-cell office:value-type="float" office:value="206">
            <text:p>206</text:p>
          </table:table-cell>
          <table:table-cell table:number-columns-repeated="6"/>
          <table:table-cell office:value-type="float" office:value="0.000524">
            <text:p>0.00052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6"/>
          <table:table-cell office:value-type="float" office:value="0.000498">
            <text:p>0.000498</text:p>
          </table:table-cell>
          <table:table-cell table:number-columns-repeated="2"/>
          <table:table-cell office:value-type="float" office:value="207">
            <text:p>207</text:p>
          </table:table-cell>
          <table:table-cell table:number-columns-repeated="6"/>
          <table:table-cell office:value-type="float" office:value="0.000498">
            <text:p>0.000498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6"/>
          <table:table-cell office:value-type="float" office:value="0.000473">
            <text:p>0.000473</text:p>
          </table:table-cell>
          <table:table-cell table:number-columns-repeated="2"/>
          <table:table-cell office:value-type="float" office:value="208">
            <text:p>208</text:p>
          </table:table-cell>
          <table:table-cell table:number-columns-repeated="6"/>
          <table:table-cell office:value-type="float" office:value="0.000473">
            <text:p>0.000473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6"/>
          <table:table-cell office:value-type="float" office:value="0.000449">
            <text:p>0.000449</text:p>
          </table:table-cell>
          <table:table-cell table:number-columns-repeated="2"/>
          <table:table-cell office:value-type="float" office:value="209">
            <text:p>209</text:p>
          </table:table-cell>
          <table:table-cell table:number-columns-repeated="6"/>
          <table:table-cell office:value-type="float" office:value="0.000449">
            <text:p>0.00044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6"/>
          <table:table-cell office:value-type="float" office:value="0.000426">
            <text:p>0.000426</text:p>
          </table:table-cell>
          <table:table-cell table:number-columns-repeated="2"/>
          <table:table-cell office:value-type="float" office:value="210">
            <text:p>210</text:p>
          </table:table-cell>
          <table:table-cell table:number-columns-repeated="6"/>
          <table:table-cell office:value-type="float" office:value="0.000426">
            <text:p>0.00042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6"/>
          <table:table-cell office:value-type="float" office:value="0.000405">
            <text:p>0.000405</text:p>
          </table:table-cell>
          <table:table-cell table:number-columns-repeated="2"/>
          <table:table-cell office:value-type="float" office:value="211">
            <text:p>211</text:p>
          </table:table-cell>
          <table:table-cell table:number-columns-repeated="6"/>
          <table:table-cell office:value-type="float" office:value="0.000405">
            <text:p>0.00040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6"/>
          <table:table-cell office:value-type="float" office:value="0.000385">
            <text:p>0.000385</text:p>
          </table:table-cell>
          <table:table-cell table:number-columns-repeated="2"/>
          <table:table-cell office:value-type="float" office:value="212">
            <text:p>212</text:p>
          </table:table-cell>
          <table:table-cell table:number-columns-repeated="6"/>
          <table:table-cell office:value-type="float" office:value="0.000385">
            <text:p>0.00038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6"/>
          <table:table-cell office:value-type="float" office:value="0.000365">
            <text:p>0.000365</text:p>
          </table:table-cell>
          <table:table-cell table:number-columns-repeated="2"/>
          <table:table-cell office:value-type="float" office:value="213">
            <text:p>213</text:p>
          </table:table-cell>
          <table:table-cell table:number-columns-repeated="6"/>
          <table:table-cell office:value-type="float" office:value="0.000365">
            <text:p>0.00036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6"/>
          <table:table-cell office:value-type="float" office:value="0.000347">
            <text:p>0.000347</text:p>
          </table:table-cell>
          <table:table-cell table:number-columns-repeated="2"/>
          <table:table-cell office:value-type="float" office:value="214">
            <text:p>214</text:p>
          </table:table-cell>
          <table:table-cell table:number-columns-repeated="6"/>
          <table:table-cell office:value-type="float" office:value="0.000347">
            <text:p>0.00034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6"/>
          <table:table-cell office:value-type="float" office:value="0.000329">
            <text:p>0.000329</text:p>
          </table:table-cell>
          <table:table-cell table:number-columns-repeated="2"/>
          <table:table-cell office:value-type="float" office:value="215">
            <text:p>215</text:p>
          </table:table-cell>
          <table:table-cell table:number-columns-repeated="6"/>
          <table:table-cell office:value-type="float" office:value="0.000329">
            <text:p>0.00032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6"/>
          <table:table-cell office:value-type="float" office:value="0.000313">
            <text:p>0.000313</text:p>
          </table:table-cell>
          <table:table-cell table:number-columns-repeated="2"/>
          <table:table-cell office:value-type="float" office:value="216">
            <text:p>216</text:p>
          </table:table-cell>
          <table:table-cell table:number-columns-repeated="6"/>
          <table:table-cell office:value-type="float" office:value="0.000313">
            <text:p>0.000313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6"/>
          <table:table-cell office:value-type="float" office:value="0.000297">
            <text:p>0.000297</text:p>
          </table:table-cell>
          <table:table-cell table:number-columns-repeated="2"/>
          <table:table-cell office:value-type="float" office:value="217">
            <text:p>217</text:p>
          </table:table-cell>
          <table:table-cell table:number-columns-repeated="6"/>
          <table:table-cell office:value-type="float" office:value="0.000297">
            <text:p>0.00029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6"/>
          <table:table-cell office:value-type="float" office:value="0.000282">
            <text:p>0.000282</text:p>
          </table:table-cell>
          <table:table-cell table:number-columns-repeated="2"/>
          <table:table-cell office:value-type="float" office:value="218">
            <text:p>218</text:p>
          </table:table-cell>
          <table:table-cell table:number-columns-repeated="6"/>
          <table:table-cell office:value-type="float" office:value="0.000282">
            <text:p>0.00028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6"/>
          <table:table-cell office:value-type="float" office:value="0.000268">
            <text:p>0.000268</text:p>
          </table:table-cell>
          <table:table-cell table:number-columns-repeated="2"/>
          <table:table-cell office:value-type="float" office:value="219">
            <text:p>219</text:p>
          </table:table-cell>
          <table:table-cell table:number-columns-repeated="6"/>
          <table:table-cell office:value-type="float" office:value="0.000268">
            <text:p>0.00026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6"/>
          <table:table-cell office:value-type="float" office:value="0.000255">
            <text:p>0.000255</text:p>
          </table:table-cell>
          <table:table-cell table:number-columns-repeated="2"/>
          <table:table-cell office:value-type="float" office:value="220">
            <text:p>220</text:p>
          </table:table-cell>
          <table:table-cell table:number-columns-repeated="6"/>
          <table:table-cell office:value-type="float" office:value="0.000255">
            <text:p>0.00025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6"/>
          <table:table-cell office:value-type="float" office:value="0.000242">
            <text:p>0.000242</text:p>
          </table:table-cell>
          <table:table-cell table:number-columns-repeated="2"/>
          <table:table-cell office:value-type="float" office:value="221">
            <text:p>221</text:p>
          </table:table-cell>
          <table:table-cell table:number-columns-repeated="6"/>
          <table:table-cell office:value-type="float" office:value="0.000242">
            <text:p>0.00024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6"/>
          <table:table-cell office:value-type="float" office:value="0.00023">
            <text:p>0.00023</text:p>
          </table:table-cell>
          <table:table-cell table:number-columns-repeated="2"/>
          <table:table-cell office:value-type="float" office:value="222">
            <text:p>222</text:p>
          </table:table-cell>
          <table:table-cell table:number-columns-repeated="6"/>
          <table:table-cell office:value-type="float" office:value="0.00023">
            <text:p>0.0002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6"/>
          <table:table-cell office:value-type="float" office:value="0.000218">
            <text:p>0.000218</text:p>
          </table:table-cell>
          <table:table-cell table:number-columns-repeated="2"/>
          <table:table-cell office:value-type="float" office:value="223">
            <text:p>223</text:p>
          </table:table-cell>
          <table:table-cell table:number-columns-repeated="6"/>
          <table:table-cell office:value-type="float" office:value="0.000218">
            <text:p>0.000218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6"/>
          <table:table-cell office:value-type="float" office:value="0.000207">
            <text:p>0.000207</text:p>
          </table:table-cell>
          <table:table-cell table:number-columns-repeated="2"/>
          <table:table-cell office:value-type="float" office:value="224">
            <text:p>224</text:p>
          </table:table-cell>
          <table:table-cell table:number-columns-repeated="6"/>
          <table:table-cell office:value-type="float" office:value="0.000207">
            <text:p>0.00020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6"/>
          <table:table-cell office:value-type="float" office:value="0.000197">
            <text:p>0.000197</text:p>
          </table:table-cell>
          <table:table-cell table:number-columns-repeated="2"/>
          <table:table-cell office:value-type="float" office:value="225">
            <text:p>225</text:p>
          </table:table-cell>
          <table:table-cell table:number-columns-repeated="6"/>
          <table:table-cell office:value-type="float" office:value="0.000197">
            <text:p>0.00019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6"/>
          <table:table-cell office:value-type="float" office:value="0.000187">
            <text:p>0.000187</text:p>
          </table:table-cell>
          <table:table-cell table:number-columns-repeated="2"/>
          <table:table-cell office:value-type="float" office:value="226">
            <text:p>226</text:p>
          </table:table-cell>
          <table:table-cell table:number-columns-repeated="6"/>
          <table:table-cell office:value-type="float" office:value="0.000187">
            <text:p>0.00018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6"/>
          <table:table-cell office:value-type="float" office:value="0.000178">
            <text:p>0.000178</text:p>
          </table:table-cell>
          <table:table-cell table:number-columns-repeated="2"/>
          <table:table-cell office:value-type="float" office:value="227">
            <text:p>227</text:p>
          </table:table-cell>
          <table:table-cell table:number-columns-repeated="6"/>
          <table:table-cell office:value-type="float" office:value="0.000178">
            <text:p>0.00017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6"/>
          <table:table-cell office:value-type="float" office:value="0.000169">
            <text:p>0.000169</text:p>
          </table:table-cell>
          <table:table-cell table:number-columns-repeated="2"/>
          <table:table-cell office:value-type="float" office:value="228">
            <text:p>228</text:p>
          </table:table-cell>
          <table:table-cell table:number-columns-repeated="6"/>
          <table:table-cell office:value-type="float" office:value="0.000169">
            <text:p>0.00016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6"/>
          <table:table-cell office:value-type="float" office:value="0.00016">
            <text:p>0.00016</text:p>
          </table:table-cell>
          <table:table-cell table:number-columns-repeated="2"/>
          <table:table-cell office:value-type="float" office:value="229">
            <text:p>229</text:p>
          </table:table-cell>
          <table:table-cell table:number-columns-repeated="6"/>
          <table:table-cell office:value-type="float" office:value="0.00016">
            <text:p>0.0001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6"/>
          <table:table-cell office:value-type="float" office:value="0.000152">
            <text:p>0.000152</text:p>
          </table:table-cell>
          <table:table-cell table:number-columns-repeated="2"/>
          <table:table-cell office:value-type="float" office:value="230">
            <text:p>230</text:p>
          </table:table-cell>
          <table:table-cell table:number-columns-repeated="6"/>
          <table:table-cell office:value-type="float" office:value="0.000152">
            <text:p>0.00015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6"/>
          <table:table-cell office:value-type="float" office:value="0.000145">
            <text:p>0.000145</text:p>
          </table:table-cell>
          <table:table-cell table:number-columns-repeated="2"/>
          <table:table-cell office:value-type="float" office:value="231">
            <text:p>231</text:p>
          </table:table-cell>
          <table:table-cell table:number-columns-repeated="6"/>
          <table:table-cell office:value-type="float" office:value="0.000145">
            <text:p>0.00014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6"/>
          <table:table-cell office:value-type="float" office:value="0.000137">
            <text:p>0.000137</text:p>
          </table:table-cell>
          <table:table-cell table:number-columns-repeated="2"/>
          <table:table-cell office:value-type="float" office:value="232">
            <text:p>232</text:p>
          </table:table-cell>
          <table:table-cell table:number-columns-repeated="6"/>
          <table:table-cell office:value-type="float" office:value="0.000137">
            <text:p>0.00013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6"/>
          <table:table-cell office:value-type="float" office:value="0.00013">
            <text:p>0.00013</text:p>
          </table:table-cell>
          <table:table-cell table:number-columns-repeated="2"/>
          <table:table-cell office:value-type="float" office:value="233">
            <text:p>233</text:p>
          </table:table-cell>
          <table:table-cell table:number-columns-repeated="6"/>
          <table:table-cell office:value-type="float" office:value="0.00013">
            <text:p>0.0001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6"/>
          <table:table-cell office:value-type="float" office:value="0.000124">
            <text:p>0.000124</text:p>
          </table:table-cell>
          <table:table-cell table:number-columns-repeated="2"/>
          <table:table-cell office:value-type="float" office:value="234">
            <text:p>234</text:p>
          </table:table-cell>
          <table:table-cell table:number-columns-repeated="6"/>
          <table:table-cell office:value-type="float" office:value="0.000124">
            <text:p>0.00012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6"/>
          <table:table-cell office:value-type="float" office:value="0.000118">
            <text:p>0.000118</text:p>
          </table:table-cell>
          <table:table-cell table:number-columns-repeated="2"/>
          <table:table-cell office:value-type="float" office:value="235">
            <text:p>235</text:p>
          </table:table-cell>
          <table:table-cell table:number-columns-repeated="6"/>
          <table:table-cell office:value-type="float" office:value="0.000118">
            <text:p>0.00011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6"/>
          <table:table-cell office:value-type="float" office:value="0.000112">
            <text:p>0.000112</text:p>
          </table:table-cell>
          <table:table-cell table:number-columns-repeated="2"/>
          <table:table-cell office:value-type="float" office:value="236">
            <text:p>236</text:p>
          </table:table-cell>
          <table:table-cell table:number-columns-repeated="6"/>
          <table:table-cell office:value-type="float" office:value="0.000112">
            <text:p>0.00011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6"/>
          <table:table-cell office:value-type="float" office:value="0.000106">
            <text:p>0.000106</text:p>
          </table:table-cell>
          <table:table-cell table:number-columns-repeated="2"/>
          <table:table-cell office:value-type="float" office:value="237">
            <text:p>237</text:p>
          </table:table-cell>
          <table:table-cell table:number-columns-repeated="6"/>
          <table:table-cell office:value-type="float" office:value="0.000106">
            <text:p>0.00010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6"/>
          <table:table-cell office:value-type="float" office:value="0.000101">
            <text:p>0.000101</text:p>
          </table:table-cell>
          <table:table-cell table:number-columns-repeated="2"/>
          <table:table-cell office:value-type="float" office:value="238">
            <text:p>238</text:p>
          </table:table-cell>
          <table:table-cell table:number-columns-repeated="6"/>
          <table:table-cell office:value-type="float" office:value="0.000101">
            <text:p>0.00010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6"/>
          <table:table-cell office:value-type="float" office:value="0.000096">
            <text:p>0.000096</text:p>
          </table:table-cell>
          <table:table-cell table:number-columns-repeated="2"/>
          <table:table-cell office:value-type="float" office:value="239">
            <text:p>239</text:p>
          </table:table-cell>
          <table:table-cell table:number-columns-repeated="6"/>
          <table:table-cell office:value-type="float" office:value="0.000096">
            <text:p>0.00009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6"/>
          <table:table-cell office:value-type="float" office:value="0.000091">
            <text:p>0.000091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6"/>
          <table:table-cell office:value-type="float" office:value="0.000091">
            <text:p>0.00009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6"/>
          <table:table-cell office:value-type="float" office:value="0.000086">
            <text:p>0.000086</text:p>
          </table:table-cell>
          <table:table-cell table:number-columns-repeated="2"/>
          <table:table-cell office:value-type="float" office:value="241">
            <text:p>241</text:p>
          </table:table-cell>
          <table:table-cell table:number-columns-repeated="6"/>
          <table:table-cell office:value-type="float" office:value="0.000086">
            <text:p>0.00008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6"/>
          <table:table-cell office:value-type="float" office:value="0.000082">
            <text:p>0.000082</text:p>
          </table:table-cell>
          <table:table-cell table:number-columns-repeated="2"/>
          <table:table-cell office:value-type="float" office:value="242">
            <text:p>242</text:p>
          </table:table-cell>
          <table:table-cell table:number-columns-repeated="6"/>
          <table:table-cell office:value-type="float" office:value="0.000082">
            <text:p>0.00008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6"/>
          <table:table-cell office:value-type="float" office:value="0.000078">
            <text:p>0.000078</text:p>
          </table:table-cell>
          <table:table-cell table:number-columns-repeated="2"/>
          <table:table-cell office:value-type="float" office:value="243">
            <text:p>243</text:p>
          </table:table-cell>
          <table:table-cell table:number-columns-repeated="6"/>
          <table:table-cell office:value-type="float" office:value="0.000078">
            <text:p>0.00007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number-columns-repeated="6"/>
          <table:table-cell office:value-type="float" office:value="0.000074">
            <text:p>0.000074</text:p>
          </table:table-cell>
          <table:table-cell table:number-columns-repeated="2"/>
          <table:table-cell office:value-type="float" office:value="244">
            <text:p>244</text:p>
          </table:table-cell>
          <table:table-cell table:number-columns-repeated="6"/>
          <table:table-cell office:value-type="float" office:value="0.000074">
            <text:p>0.00007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6"/>
          <table:table-cell office:value-type="float" office:value="0.00007">
            <text:p>0.00007</text:p>
          </table:table-cell>
          <table:table-cell table:number-columns-repeated="2"/>
          <table:table-cell office:value-type="float" office:value="245">
            <text:p>245</text:p>
          </table:table-cell>
          <table:table-cell table:number-columns-repeated="6"/>
          <table:table-cell office:value-type="float" office:value="0.00007">
            <text:p>0.0000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6"/>
          <table:table-cell office:value-type="float" office:value="0.000067">
            <text:p>0.000067</text:p>
          </table:table-cell>
          <table:table-cell table:number-columns-repeated="2"/>
          <table:table-cell office:value-type="float" office:value="246">
            <text:p>246</text:p>
          </table:table-cell>
          <table:table-cell table:number-columns-repeated="6"/>
          <table:table-cell office:value-type="float" office:value="0.000067">
            <text:p>0.00006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6"/>
          <table:table-cell office:value-type="float" office:value="0.000063">
            <text:p>0.000063</text:p>
          </table:table-cell>
          <table:table-cell table:number-columns-repeated="2"/>
          <table:table-cell office:value-type="float" office:value="247">
            <text:p>247</text:p>
          </table:table-cell>
          <table:table-cell table:number-columns-repeated="6"/>
          <table:table-cell office:value-type="float" office:value="0.000063">
            <text:p>0.00006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6"/>
          <table:table-cell office:value-type="float" office:value="0.00006">
            <text:p>0.00006</text:p>
          </table:table-cell>
          <table:table-cell table:number-columns-repeated="2"/>
          <table:table-cell office:value-type="float" office:value="248">
            <text:p>248</text:p>
          </table:table-cell>
          <table:table-cell table:number-columns-repeated="6"/>
          <table:table-cell office:value-type="float" office:value="0.00006">
            <text:p>0.0000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6"/>
          <table:table-cell office:value-type="float" office:value="0.000057">
            <text:p>0.000057</text:p>
          </table:table-cell>
          <table:table-cell table:number-columns-repeated="2"/>
          <table:table-cell office:value-type="float" office:value="249">
            <text:p>249</text:p>
          </table:table-cell>
          <table:table-cell table:number-columns-repeated="6"/>
          <table:table-cell office:value-type="float" office:value="0.000057">
            <text:p>0.00005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6"/>
          <table:table-cell office:value-type="float" office:value="0.000054">
            <text:p>0.000054</text:p>
          </table:table-cell>
          <table:table-cell table:number-columns-repeated="2"/>
          <table:table-cell office:value-type="float" office:value="250">
            <text:p>250</text:p>
          </table:table-cell>
          <table:table-cell table:number-columns-repeated="6"/>
          <table:table-cell office:value-type="float" office:value="0.000054">
            <text:p>0.00005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number-columns-repeated="6"/>
          <table:table-cell office:value-type="float" office:value="0.000052">
            <text:p>0.000052</text:p>
          </table:table-cell>
          <table:table-cell table:number-columns-repeated="2"/>
          <table:table-cell office:value-type="float" office:value="251">
            <text:p>251</text:p>
          </table:table-cell>
          <table:table-cell table:number-columns-repeated="6"/>
          <table:table-cell office:value-type="float" office:value="0.000052">
            <text:p>0.00005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number-columns-repeated="6"/>
          <table:table-cell office:value-type="float" office:value="0.000049">
            <text:p>0.000049</text:p>
          </table:table-cell>
          <table:table-cell table:number-columns-repeated="2"/>
          <table:table-cell office:value-type="float" office:value="252">
            <text:p>252</text:p>
          </table:table-cell>
          <table:table-cell table:number-columns-repeated="6"/>
          <table:table-cell office:value-type="float" office:value="0.000049">
            <text:p>0.00004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6"/>
          <table:table-cell office:value-type="float" office:value="0.000047">
            <text:p>0.000047</text:p>
          </table:table-cell>
          <table:table-cell table:number-columns-repeated="2"/>
          <table:table-cell office:value-type="float" office:value="253">
            <text:p>253</text:p>
          </table:table-cell>
          <table:table-cell table:number-columns-repeated="6"/>
          <table:table-cell office:value-type="float" office:value="0.000047">
            <text:p>0.00004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6"/>
          <table:table-cell office:value-type="float" office:value="0.000044">
            <text:p>0.000044</text:p>
          </table:table-cell>
          <table:table-cell table:number-columns-repeated="2"/>
          <table:table-cell office:value-type="float" office:value="254">
            <text:p>254</text:p>
          </table:table-cell>
          <table:table-cell table:number-columns-repeated="6"/>
          <table:table-cell office:value-type="float" office:value="0.000044">
            <text:p>0.00004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6"/>
          <table:table-cell office:value-type="float" office:value="0.000042">
            <text:p>0.000042</text:p>
          </table:table-cell>
          <table:table-cell table:number-columns-repeated="2"/>
          <table:table-cell office:value-type="float" office:value="255">
            <text:p>255</text:p>
          </table:table-cell>
          <table:table-cell table:number-columns-repeated="6"/>
          <table:table-cell office:value-type="float" office:value="0.000042">
            <text:p>0.00004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6"/>
          <table:table-cell office:value-type="float" office:value="0.00004">
            <text:p>0.00004</text:p>
          </table:table-cell>
          <table:table-cell table:number-columns-repeated="2"/>
          <table:table-cell office:value-type="float" office:value="256">
            <text:p>256</text:p>
          </table:table-cell>
          <table:table-cell table:number-columns-repeated="6"/>
          <table:table-cell office:value-type="float" office:value="0.00004">
            <text:p>0.0000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6"/>
          <table:table-cell office:value-type="float" office:value="0.000038">
            <text:p>0.000038</text:p>
          </table:table-cell>
          <table:table-cell table:number-columns-repeated="2"/>
          <table:table-cell office:value-type="float" office:value="257">
            <text:p>257</text:p>
          </table:table-cell>
          <table:table-cell table:number-columns-repeated="6"/>
          <table:table-cell office:value-type="float" office:value="0.000038">
            <text:p>0.000038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6"/>
          <table:table-cell office:value-type="float" office:value="0.000036">
            <text:p>0.000036</text:p>
          </table:table-cell>
          <table:table-cell table:number-columns-repeated="2"/>
          <table:table-cell office:value-type="float" office:value="258">
            <text:p>258</text:p>
          </table:table-cell>
          <table:table-cell table:number-columns-repeated="6"/>
          <table:table-cell office:value-type="float" office:value="0.000036">
            <text:p>0.00003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6"/>
          <table:table-cell office:value-type="float" office:value="0.000034">
            <text:p>0.000034</text:p>
          </table:table-cell>
          <table:table-cell table:number-columns-repeated="2"/>
          <table:table-cell office:value-type="float" office:value="259">
            <text:p>259</text:p>
          </table:table-cell>
          <table:table-cell table:number-columns-repeated="6"/>
          <table:table-cell office:value-type="float" office:value="0.000034">
            <text:p>0.00003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number-columns-repeated="6"/>
          <table:table-cell office:value-type="float" office:value="0.000033">
            <text:p>0.000033</text:p>
          </table:table-cell>
          <table:table-cell table:number-columns-repeated="2"/>
          <table:table-cell office:value-type="float" office:value="260">
            <text:p>260</text:p>
          </table:table-cell>
          <table:table-cell table:number-columns-repeated="6"/>
          <table:table-cell office:value-type="float" office:value="0.000033">
            <text:p>0.000033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6"/>
          <table:table-cell office:value-type="float" office:value="0.000031">
            <text:p>0.000031</text:p>
          </table:table-cell>
          <table:table-cell table:number-columns-repeated="2"/>
          <table:table-cell office:value-type="float" office:value="261">
            <text:p>261</text:p>
          </table:table-cell>
          <table:table-cell table:number-columns-repeated="6"/>
          <table:table-cell office:value-type="float" office:value="0.000031">
            <text:p>0.00003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number-columns-repeated="6"/>
          <table:table-cell office:value-type="float" office:value="0.000029">
            <text:p>0.000029</text:p>
          </table:table-cell>
          <table:table-cell table:number-columns-repeated="2"/>
          <table:table-cell office:value-type="float" office:value="262">
            <text:p>262</text:p>
          </table:table-cell>
          <table:table-cell table:number-columns-repeated="6"/>
          <table:table-cell office:value-type="float" office:value="0.000029">
            <text:p>0.00002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6"/>
          <table:table-cell office:value-type="float" office:value="0.000028">
            <text:p>0.000028</text:p>
          </table:table-cell>
          <table:table-cell table:number-columns-repeated="2"/>
          <table:table-cell office:value-type="float" office:value="263">
            <text:p>263</text:p>
          </table:table-cell>
          <table:table-cell table:number-columns-repeated="6"/>
          <table:table-cell office:value-type="float" office:value="0.000028">
            <text:p>0.00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6"/>
          <table:table-cell office:value-type="float" office:value="0.000026">
            <text:p>0.000026</text:p>
          </table:table-cell>
          <table:table-cell table:number-columns-repeated="2"/>
          <table:table-cell office:value-type="float" office:value="264">
            <text:p>264</text:p>
          </table:table-cell>
          <table:table-cell table:number-columns-repeated="6"/>
          <table:table-cell office:value-type="float" office:value="0.000026">
            <text:p>0.00002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6"/>
          <table:table-cell office:value-type="float" office:value="0.000025">
            <text:p>0.000025</text:p>
          </table:table-cell>
          <table:table-cell table:number-columns-repeated="2"/>
          <table:table-cell office:value-type="float" office:value="265">
            <text:p>265</text:p>
          </table:table-cell>
          <table:table-cell table:number-columns-repeated="6"/>
          <table:table-cell office:value-type="float" office:value="0.000025">
            <text:p>0.000025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6"/>
          <table:table-cell office:value-type="float" office:value="0.000024">
            <text:p>0.000024</text:p>
          </table:table-cell>
          <table:table-cell table:number-columns-repeated="2"/>
          <table:table-cell office:value-type="float" office:value="266">
            <text:p>266</text:p>
          </table:table-cell>
          <table:table-cell table:number-columns-repeated="6"/>
          <table:table-cell office:value-type="float" office:value="0.000024">
            <text:p>0.00002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6"/>
          <table:table-cell office:value-type="float" office:value="0.000023">
            <text:p>0.000023</text:p>
          </table:table-cell>
          <table:table-cell table:number-columns-repeated="2"/>
          <table:table-cell office:value-type="float" office:value="267">
            <text:p>267</text:p>
          </table:table-cell>
          <table:table-cell table:number-columns-repeated="6"/>
          <table:table-cell office:value-type="float" office:value="0.000023">
            <text:p>0.00002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6"/>
          <table:table-cell office:value-type="float" office:value="0.000022">
            <text:p>0.000022</text:p>
          </table:table-cell>
          <table:table-cell table:number-columns-repeated="2"/>
          <table:table-cell office:value-type="float" office:value="268">
            <text:p>268</text:p>
          </table:table-cell>
          <table:table-cell table:number-columns-repeated="6"/>
          <table:table-cell office:value-type="float" office:value="0.000022">
            <text:p>0.000022</text:p>
          </table:table-cell>
        </table:table-row>
      </table:table>
      <table:table table:name="HITS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872.676297">
            <text:p>872.676297</text:p>
          </table:table-cell>
          <table:table-cell office:value-type="float" office:value="873.932588">
            <text:p>873.932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668074">
            <text:p>13.668074</text:p>
          </table:table-cell>
          <table:table-cell office:value-type="float" office:value="11.189864">
            <text:p>11.1898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818459">
            <text:p>11.818459</text:p>
          </table:table-cell>
          <table:table-cell office:value-type="float" office:value="10.537855">
            <text:p>10.5378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350848">
            <text:p>11.350848</text:p>
          </table:table-cell>
          <table:table-cell office:value-type="float" office:value="8.040413">
            <text:p>8.0404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920656">
            <text:p>9.920656</text:p>
          </table:table-cell>
          <table:table-cell office:value-type="float" office:value="8.801914">
            <text:p>8.8019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.676091">
            <text:p>10.676091</text:p>
          </table:table-cell>
          <table:table-cell office:value-type="float" office:value="7.389193">
            <text:p>7.38919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216381">
            <text:p>9.216381</text:p>
          </table:table-cell>
          <table:table-cell office:value-type="float" office:value="8.068997">
            <text:p>8.0689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849643">
            <text:p>9.849643</text:p>
          </table:table-cell>
          <table:table-cell office:value-type="float" office:value="7.031769">
            <text:p>7.0317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455775">
            <text:p>8.455775</text:p>
          </table:table-cell>
          <table:table-cell office:value-type="float" office:value="7.508115">
            <text:p>7.5081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856016">
            <text:p>8.856016</text:p>
          </table:table-cell>
          <table:table-cell office:value-type="float" office:value="6.611376">
            <text:p>6.61137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505672">
            <text:p>7.505672</text:p>
          </table:table-cell>
          <table:table-cell office:value-type="float" office:value="6.961283">
            <text:p>6.96128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785045">
            <text:p>7.785045</text:p>
          </table:table-cell>
          <table:table-cell office:value-type="float" office:value="6.092368">
            <text:p>6.09236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488511">
            <text:p>6.488511</text:p>
          </table:table-cell>
          <table:table-cell office:value-type="float" office:value="6.364402">
            <text:p>6.36440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695273">
            <text:p>6.695273</text:p>
          </table:table-cell>
          <table:table-cell office:value-type="float" office:value="5.495569">
            <text:p>5.49556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.484329">
            <text:p>5.484329</text:p>
          </table:table-cell>
          <table:table-cell office:value-type="float" office:value="5.711089">
            <text:p>5.7110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.643308">
            <text:p>5.643308</text:p>
          </table:table-cell>
          <table:table-cell office:value-type="float" office:value="4.854308">
            <text:p>4.8543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554659">
            <text:p>4.554659</text:p>
          </table:table-cell>
          <table:table-cell office:value-type="float" office:value="5.027811">
            <text:p>5.0278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680519">
            <text:p>4.680519</text:p>
          </table:table-cell>
          <table:table-cell office:value-type="float" office:value="4.207863">
            <text:p>4.20786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.73862">
            <text:p>3.73862</text:p>
          </table:table-cell>
          <table:table-cell office:value-type="float" office:value="4.348329">
            <text:p>4.3483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839355">
            <text:p>3.839355</text:p>
          </table:table-cell>
          <table:table-cell office:value-type="float" office:value="3.590326">
            <text:p>3.59032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.043449">
            <text:p>3.043449</text:p>
          </table:table-cell>
          <table:table-cell office:value-type="float" office:value="3.704474">
            <text:p>3.70447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124321">
            <text:p>3.124321</text:p>
          </table:table-cell>
          <table:table-cell office:value-type="float" office:value="3.025724">
            <text:p>3.025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463933">
            <text:p>2.463933</text:p>
          </table:table-cell>
          <table:table-cell office:value-type="float" office:value="3.118688">
            <text:p>3.11868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.529161">
            <text:p>2.529161</text:p>
          </table:table-cell>
          <table:table-cell office:value-type="float" office:value="2.526382">
            <text:p>2.52638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988978">
            <text:p>1.988978</text:p>
          </table:table-cell>
          <table:table-cell office:value-type="float" office:value="2.602179">
            <text:p>2.60217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041746">
            <text:p>2.041746</text:p>
          </table:table-cell>
          <table:table-cell office:value-type="float" office:value="2.095267">
            <text:p>2.0952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603792">
            <text:p>1.603792</text:p>
          </table:table-cell>
          <table:table-cell office:value-type="float" office:value="2.157102">
            <text:p>2.15710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64657">
            <text:p>1.64657</text:p>
          </table:table-cell>
          <table:table-cell office:value-type="float" office:value="1.729439">
            <text:p>1.72943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29384">
            <text:p>1.29384</text:p>
          </table:table-cell>
          <table:table-cell office:value-type="float" office:value="1.779904">
            <text:p>1.77990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328652">
            <text:p>1.328652</text:p>
          </table:table-cell>
          <table:table-cell office:value-type="float" office:value="1.422637">
            <text:p>1.42263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044501">
            <text:p>1.044501</text:p>
          </table:table-cell>
          <table:table-cell office:value-type="float" office:value="1.46382">
            <text:p>1.463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072794">
            <text:p>1.072794</text:p>
          </table:table-cell>
          <table:table-cell office:value-type="float" office:value="1.167469">
            <text:p>1.16746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844032">
            <text:p>0.844032</text:p>
          </table:table-cell>
          <table:table-cell office:value-type="float" office:value="1.201078">
            <text:p>1.20107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867045">
            <text:p>0.867045</text:p>
          </table:table-cell>
          <table:table-cell office:value-type="float" office:value="0.956468">
            <text:p>0.95646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682796">
            <text:p>0.682796</text:p>
          </table:table-cell>
          <table:table-cell office:value-type="float" office:value="0.983895">
            <text:p>0.98389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701525">
            <text:p>0.701525</text:p>
          </table:table-cell>
          <table:table-cell office:value-type="float" office:value="0.782684">
            <text:p>0.78268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552982">
            <text:p>0.552982</text:p>
          </table:table-cell>
          <table:table-cell office:value-type="float" office:value="0.805066">
            <text:p>0.80506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568232">
            <text:p>0.568232</text:p>
          </table:table-cell>
          <table:table-cell office:value-type="float" office:value="0.639948">
            <text:p>0.63994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4839">
            <text:p>0.44839</text:p>
          </table:table-cell>
          <table:table-cell office:value-type="float" office:value="0.658213">
            <text:p>0.6582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60821">
            <text:p>0.460821</text:p>
          </table:table-cell>
          <table:table-cell office:value-type="float" office:value="0.522938">
            <text:p>0.52293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363927">
            <text:p>0.363927</text:p>
          </table:table-cell>
          <table:table-cell office:value-type="float" office:value="0.537842">
            <text:p>0.53784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374056">
            <text:p>0.374056</text:p>
          </table:table-cell>
          <table:table-cell office:value-type="float" office:value="0.427145">
            <text:p>0.42714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29562">
            <text:p>0.29562</text:p>
          </table:table-cell>
          <table:table-cell office:value-type="float" office:value="0.439306">
            <text:p>0.43930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303875">
            <text:p>0.303875</text:p>
          </table:table-cell>
          <table:table-cell office:value-type="float" office:value="0.348796">
            <text:p>0.34879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240306">
            <text:p>0.240306</text:p>
          </table:table-cell>
          <table:table-cell office:value-type="float" office:value="0.358719">
            <text:p>0.35871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247035">
            <text:p>0.247035</text:p>
          </table:table-cell>
          <table:table-cell office:value-type="float" office:value="0.284757">
            <text:p>0.28475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95462">
            <text:p>0.195462</text:p>
          </table:table-cell>
          <table:table-cell office:value-type="float" office:value="0.292853">
            <text:p>0.29285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200948">
            <text:p>0.200948</text:p>
          </table:table-cell>
          <table:table-cell office:value-type="float" office:value="0.232439">
            <text:p>0.23243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5907">
            <text:p>0.15907</text:p>
          </table:table-cell>
          <table:table-cell office:value-type="float" office:value="0.239045">
            <text:p>0.23904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63543">
            <text:p>0.163543</text:p>
          </table:table-cell>
          <table:table-cell office:value-type="float" office:value="0.189711">
            <text:p>0.18971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2951">
            <text:p>0.12951</text:p>
          </table:table-cell>
          <table:table-cell office:value-type="float" office:value="0.195101">
            <text:p>0.19510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33158">
            <text:p>0.133158</text:p>
          </table:table-cell>
          <table:table-cell office:value-type="float" office:value="0.154824">
            <text:p>0.15482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05481">
            <text:p>0.105481</text:p>
          </table:table-cell>
          <table:table-cell office:value-type="float" office:value="0.159222">
            <text:p>0.15922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08457">
            <text:p>0.108457</text:p>
          </table:table-cell>
          <table:table-cell office:value-type="float" office:value="0.126344">
            <text:p>0.12634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85937">
            <text:p>0.085937</text:p>
          </table:table-cell>
          <table:table-cell office:value-type="float" office:value="0.129933">
            <text:p>0.12993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88364">
            <text:p>0.088364</text:p>
          </table:table-cell>
          <table:table-cell office:value-type="float" office:value="0.103099">
            <text:p>0.10309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70032">
            <text:p>0.070032</text:p>
          </table:table-cell>
          <table:table-cell office:value-type="float" office:value="0.106026">
            <text:p>0.10602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72011">
            <text:p>0.072011</text:p>
          </table:table-cell>
          <table:table-cell office:value-type="float" office:value="0.084126">
            <text:p>0.08412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57082">
            <text:p>0.057082</text:p>
          </table:table-cell>
          <table:table-cell office:value-type="float" office:value="0.086515">
            <text:p>0.08651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58697">
            <text:p>0.058697</text:p>
          </table:table-cell>
          <table:table-cell office:value-type="float" office:value="0.068643">
            <text:p>0.06864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46535">
            <text:p>0.046535</text:p>
          </table:table-cell>
          <table:table-cell office:value-type="float" office:value="0.070592">
            <text:p>0.07059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47852">
            <text:p>0.047852</text:p>
          </table:table-cell>
          <table:table-cell office:value-type="float" office:value="0.056009">
            <text:p>0.05600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37942">
            <text:p>0.037942</text:p>
          </table:table-cell>
          <table:table-cell office:value-type="float" office:value="0.057599">
            <text:p>0.05759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39017">
            <text:p>0.039017</text:p>
          </table:table-cell>
          <table:table-cell office:value-type="float" office:value="0.045699">
            <text:p>0.04569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3094">
            <text:p>0.03094</text:p>
          </table:table-cell>
          <table:table-cell office:value-type="float" office:value="0.046996">
            <text:p>0.04699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31816">
            <text:p>0.031816</text:p>
          </table:table-cell>
          <table:table-cell office:value-type="float" office:value="0.037286">
            <text:p>0.03728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25232">
            <text:p>0.025232</text:p>
          </table:table-cell>
          <table:table-cell office:value-type="float" office:value="0.038345">
            <text:p>0.03834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25947">
            <text:p>0.025947</text:p>
          </table:table-cell>
          <table:table-cell office:value-type="float" office:value="0.030422">
            <text:p>0.03042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20579">
            <text:p>0.020579</text:p>
          </table:table-cell>
          <table:table-cell office:value-type="float" office:value="0.031285">
            <text:p>0.03128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1162">
            <text:p>0.021162</text:p>
          </table:table-cell>
          <table:table-cell office:value-type="float" office:value="0.024821">
            <text:p>0.02482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16785">
            <text:p>0.016785</text:p>
          </table:table-cell>
          <table:table-cell office:value-type="float" office:value="0.025526">
            <text:p>0.02552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1726">
            <text:p>0.01726</text:p>
          </table:table-cell>
          <table:table-cell office:value-type="float" office:value="0.020251">
            <text:p>0.02025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13691">
            <text:p>0.013691</text:p>
          </table:table-cell>
          <table:table-cell office:value-type="float" office:value="0.020826">
            <text:p>0.02082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14079">
            <text:p>0.014079</text:p>
          </table:table-cell>
          <table:table-cell office:value-type="float" office:value="0.016523">
            <text:p>0.01652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11168">
            <text:p>0.011168</text:p>
          </table:table-cell>
          <table:table-cell office:value-type="float" office:value="0.016992">
            <text:p>0.01699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11484">
            <text:p>0.011484</text:p>
          </table:table-cell>
          <table:table-cell office:value-type="float" office:value="0.013481">
            <text:p>0.01348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0911">
            <text:p>0.00911</text:p>
          </table:table-cell>
          <table:table-cell office:value-type="float" office:value="0.013863">
            <text:p>0.01386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09368">
            <text:p>0.009368</text:p>
          </table:table-cell>
          <table:table-cell office:value-type="float" office:value="0.010998">
            <text:p>0.01099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07431">
            <text:p>0.007431</text:p>
          </table:table-cell>
          <table:table-cell office:value-type="float" office:value="0.011311">
            <text:p>0.0113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7642">
            <text:p>0.007642</text:p>
          </table:table-cell>
          <table:table-cell office:value-type="float" office:value="0.008973">
            <text:p>0.00897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06062">
            <text:p>0.006062</text:p>
          </table:table-cell>
          <table:table-cell office:value-type="float" office:value="0.009228">
            <text:p>0.00922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06234">
            <text:p>0.006234</text:p>
          </table:table-cell>
          <table:table-cell office:value-type="float" office:value="0.007321">
            <text:p>0.00732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04946">
            <text:p>0.004946</text:p>
          </table:table-cell>
          <table:table-cell office:value-type="float" office:value="0.007529">
            <text:p>0.00752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05086">
            <text:p>0.005086</text:p>
          </table:table-cell>
          <table:table-cell office:value-type="float" office:value="0.005973">
            <text:p>0.00597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04035">
            <text:p>0.004035</text:p>
          </table:table-cell>
          <table:table-cell office:value-type="float" office:value="0.006143">
            <text:p>0.00614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04149">
            <text:p>0.004149</text:p>
          </table:table-cell>
          <table:table-cell office:value-type="float" office:value="0.004873">
            <text:p>0.00487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03292">
            <text:p>0.003292</text:p>
          </table:table-cell>
          <table:table-cell office:value-type="float" office:value="0.005012">
            <text:p>0.00501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03385">
            <text:p>0.003385</text:p>
          </table:table-cell>
          <table:table-cell office:value-type="float" office:value="0.003976">
            <text:p>0.00397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02685">
            <text:p>0.002685</text:p>
          </table:table-cell>
          <table:table-cell office:value-type="float" office:value="0.004089">
            <text:p>0.00408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2762">
            <text:p>0.002762</text:p>
          </table:table-cell>
          <table:table-cell office:value-type="float" office:value="0.003244">
            <text:p>0.00324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02191">
            <text:p>0.002191</text:p>
          </table:table-cell>
          <table:table-cell office:value-type="float" office:value="0.003336">
            <text:p>0.00333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02253">
            <text:p>0.002253</text:p>
          </table:table-cell>
          <table:table-cell office:value-type="float" office:value="0.002647">
            <text:p>0.00264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01787">
            <text:p>0.001787</text:p>
          </table:table-cell>
          <table:table-cell office:value-type="float" office:value="0.002722">
            <text:p>0.00272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01838">
            <text:p>0.001838</text:p>
          </table:table-cell>
          <table:table-cell office:value-type="float" office:value="0.002159">
            <text:p>0.0021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01458">
            <text:p>0.001458</text:p>
          </table:table-cell>
          <table:table-cell office:value-type="float" office:value="0.002221">
            <text:p>0.00222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015">
            <text:p>0.0015</text:p>
          </table:table-cell>
          <table:table-cell office:value-type="float" office:value="0.001762">
            <text:p>0.00176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0119">
            <text:p>0.00119</text:p>
          </table:table-cell>
          <table:table-cell office:value-type="float" office:value="0.001812">
            <text:p>0.00181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01223">
            <text:p>0.001223</text:p>
          </table:table-cell>
          <table:table-cell office:value-type="float" office:value="0.001437">
            <text:p>0.00143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00971">
            <text:p>0.000971</text:p>
          </table:table-cell>
          <table:table-cell office:value-type="float" office:value="0.001478">
            <text:p>0.00147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998">
            <text:p>0.000998</text:p>
          </table:table-cell>
          <table:table-cell office:value-type="float" office:value="0.001173">
            <text:p>0.00117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00792">
            <text:p>0.000792</text:p>
          </table:table-cell>
          <table:table-cell office:value-type="float" office:value="0.001206">
            <text:p>0.00120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00814">
            <text:p>0.000814</text:p>
          </table:table-cell>
          <table:table-cell office:value-type="float" office:value="0.000957">
            <text:p>0.00095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00646">
            <text:p>0.000646</text:p>
          </table:table-cell>
          <table:table-cell office:value-type="float" office:value="0.000984">
            <text:p>0.00098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00664">
            <text:p>0.000664</text:p>
          </table:table-cell>
          <table:table-cell office:value-type="float" office:value="0.000781">
            <text:p>0.00078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00527">
            <text:p>0.000527</text:p>
          </table:table-cell>
          <table:table-cell office:value-type="float" office:value="0.000803">
            <text:p>0.00080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00542">
            <text:p>0.000542</text:p>
          </table:table-cell>
          <table:table-cell office:value-type="float" office:value="0.000637">
            <text:p>0.00063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0043">
            <text:p>0.00043</text:p>
          </table:table-cell>
          <table:table-cell office:value-type="float" office:value="0.000655">
            <text:p>0.00065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00442">
            <text:p>0.000442</text:p>
          </table:table-cell>
          <table:table-cell office:value-type="float" office:value="0.00052">
            <text:p>0.0005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00351">
            <text:p>0.000351</text:p>
          </table:table-cell>
          <table:table-cell office:value-type="float" office:value="0.000534">
            <text:p>0.00053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00361">
            <text:p>0.000361</text:p>
          </table:table-cell>
          <table:table-cell office:value-type="float" office:value="0.000424">
            <text:p>0.00042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00286">
            <text:p>0.000286</text:p>
          </table:table-cell>
          <table:table-cell office:value-type="float" office:value="0.000436">
            <text:p>0.0004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00294">
            <text:p>0.000294</text:p>
          </table:table-cell>
          <table:table-cell office:value-type="float" office:value="0.000346">
            <text:p>0.00034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00234">
            <text:p>0.000234</text:p>
          </table:table-cell>
          <table:table-cell office:value-type="float" office:value="0.000356">
            <text:p>0.00035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0024">
            <text:p>0.00024</text:p>
          </table:table-cell>
          <table:table-cell office:value-type="float" office:value="0.000282">
            <text:p>0.0002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00191">
            <text:p>0.000191</text:p>
          </table:table-cell>
          <table:table-cell office:value-type="float" office:value="0.00029">
            <text:p>0.0002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00196">
            <text:p>0.000196</text:p>
          </table:table-cell>
          <table:table-cell office:value-type="float" office:value="0.00023">
            <text:p>0.0002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00155">
            <text:p>0.000155</text:p>
          </table:table-cell>
          <table:table-cell office:value-type="float" office:value="0.000237">
            <text:p>0.00023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0016">
            <text:p>0.00016</text:p>
          </table:table-cell>
          <table:table-cell office:value-type="float" office:value="0.000188">
            <text:p>0.00018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00127">
            <text:p>0.000127</text:p>
          </table:table-cell>
          <table:table-cell office:value-type="float" office:value="0.000193">
            <text:p>0.00019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0013">
            <text:p>0.00013</text:p>
          </table:table-cell>
          <table:table-cell office:value-type="float" office:value="0.000153">
            <text:p>0.00015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00103">
            <text:p>0.000103</text:p>
          </table:table-cell>
          <table:table-cell office:value-type="float" office:value="0.000158">
            <text:p>0.000158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dasoro Agustina</meta:initial-creator>
    <meta:creation-date>2014-10-10T15:16:41</meta:creation-date>
    <dc:date>2014-10-10T15:35:26</dc:date>
    <dc:creator>Aldasoro Agustina</dc:creator>
    <meta:editing-duration>PT12M52S</meta:editing-duration>
    <meta:editing-cycles>2</meta:editing-cycles>
    <meta:generator>LibreOffice/3.5$Linux_X86_64 LibreOffice_project/350m1$Build-2</meta:generator>
    <meta:document-statistic meta:table-count="3" meta:cell-count="1803" meta:object-count="0"/>
  </office:meta>
</office:document-meta>
</file>